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50000004B0EDEA582571DF8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none" draw:textarea-vertical-align="middle"/>
    </style:style>
    <style:style style:name="gr6" style:family="graphic" style:parent-style-name="standard">
      <style:graphic-properties draw:fill="solid" draw:fill-color="#66cc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solid" draw:fill-color="#66ccff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3399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66cc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9999ff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fill="solid" draw:fill-color="#9999ff" draw:textarea-vertical-align="middle"/>
    </style:style>
    <style:style style:name="gr14" style:family="graphic" style:parent-style-name="standard">
      <style:graphic-properties draw:stroke="none" svg:stroke-width="0.035cm" draw:stroke-linejoin="miter" draw:fill="solid" draw:fill-color="#ffffff"/>
    </style:style>
    <style:style style:name="gr15" style:family="graphic" style:parent-style-name="standard">
      <style:graphic-properties draw:stroke="none" svg:stroke-width="0.035cm" draw:stroke-linejoin="miter" draw:fill="solid" draw:fill-color="#000000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66cc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3399ff"/>
      <style:paragraph-properties fo:text-align="center"/>
    </style:style>
    <style:style style:name="P6" style:family="paragraph">
      <loext:graphic-properties draw:fill-color="#66ccff"/>
      <style:paragraph-properties fo:text-align="center"/>
    </style:style>
    <style:style style:name="P7" style:family="paragraph">
      <loext:graphic-properties draw:fill-color="#9999ff"/>
      <style:paragraph-properties fo:text-align="center"/>
    </style:style>
    <style:style style:name="P8" style:family="paragraph">
      <loext:graphic-properties draw:fill="solid" draw:fill-color="#9999ff"/>
      <style:paragraph-properties fo:text-align="center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29cm" svg:height="0.248cm" svg:x="2.26cm" svg:y="5.03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29cm" svg:height="0.248cm" svg:x="2.26cm" svg:y="5.6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375cm" svg:y1="5.281cm" svg:x2="2.375cm" svg:y2="5.634cm" draw:start-shape="id1" draw:start-glue-point="8" draw:end-shape="id2" draw:end-glue-point="4" svg:d="M2375 5281v353" svg:viewBox="0 0 1 354">
          <text:p/>
        </draw:connector>
        <draw:custom-shape draw:style-name="gr1" draw:text-style-name="P1" xml:id="id3" draw:id="id3" draw:layer="layout" svg:width="0.229cm" svg:height="0.248cm" svg:x="6.36cm" svg:y="4.6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0.229cm" svg:height="0.248cm" svg:x="6.36cm" svg:y="5.2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475cm" svg:y1="4.882cm" svg:x2="6.475cm" svg:y2="5.235cm" draw:start-shape="id3" draw:start-glue-point="8" draw:end-shape="id4" draw:end-glue-point="4" svg:d="M6475 4882v353" svg:viewBox="0 0 1 354">
          <text:p/>
        </draw:connector>
        <draw:custom-shape draw:style-name="gr3" draw:text-style-name="P2" xml:id="id5" draw:id="id5" draw:layer="layout" svg:width="0.229cm" svg:height="0.248cm" svg:x="6.36cm" svg:y="5.2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29cm" svg:height="0.248cm" svg:x="6.36cm" svg:y="5.8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475cm" svg:y1="5.483cm" svg:x2="6.475cm" svg:y2="5.836cm" draw:start-shape="id5" draw:start-glue-point="8" draw:end-shape="id6" draw:end-glue-point="4" svg:d="M6475 5483v353" svg:viewBox="0 0 1 354">
          <text:p/>
        </draw:connector>
        <draw:custom-shape draw:style-name="gr1" draw:text-style-name="P1" xml:id="id8" draw:id="id8" draw:layer="layout" svg:width="0.229cm" svg:height="0.248cm" draw:transform="rotate (-0.398633201155504) translate (7.134cm 5.023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29cm" svg:height="0.248cm" draw:transform="rotate (-0.398633201155504) translate (6.9cm 5.577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006cm" svg:y1="5.622cm" svg:x2="7.143cm" svg:y2="5.297cm" draw:start-shape="id7" draw:start-glue-point="4" draw:end-shape="id8" draw:end-glue-point="8" svg:d="M7006 5622l137-325" svg:viewBox="0 0 138 326">
          <text:p/>
        </draw:connector>
        <draw:custom-shape draw:style-name="gr1" draw:text-style-name="P1" xml:id="id9" draw:id="id9" draw:layer="layout" svg:width="0.229cm" svg:height="0.247cm" draw:transform="rotate (-0.398633201155504) translate (7.43cm 5.578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232cm" svg:y1="5.295cm" svg:x2="7.441cm" svg:y2="5.623cm" draw:start-shape="id8" draw:start-glue-point="9" draw:end-shape="id9" draw:end-glue-point="4" svg:d="M7232 5295l209 328" svg:viewBox="0 0 210 329">
          <text:p/>
        </draw:connector>
        <draw:custom-shape draw:style-name="gr1" draw:text-style-name="P1" xml:id="id10" draw:id="id10" draw:layer="layout" svg:width="0.229cm" svg:height="0.248cm" svg:x="11.06cm" svg:y="4.2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0.229cm" svg:height="0.248cm" svg:x="11.06cm" svg:y="4.8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175cm" svg:y1="4.483cm" svg:x2="11.175cm" svg:y2="4.836cm" draw:start-shape="id10" draw:start-glue-point="8" draw:end-shape="id11" draw:end-glue-point="4" svg:d="M11175 4483v353" svg:viewBox="0 0 1 354">
          <text:p/>
        </draw:connector>
        <draw:custom-shape draw:style-name="gr3" draw:text-style-name="P2" xml:id="id12" draw:id="id12" draw:layer="layout" svg:width="0.229cm" svg:height="0.248cm" svg:x="11.06cm" svg:y="4.8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0.229cm" svg:height="0.248cm" svg:x="11.06cm" svg:y="5.4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1.175cm" svg:y1="5.084cm" svg:x2="11.175cm" svg:y2="5.437cm" draw:start-shape="id12" draw:start-glue-point="8" draw:end-shape="id13" draw:end-glue-point="4" svg:d="M11175 5084v353" svg:viewBox="0 0 1 354">
          <text:p/>
        </draw:connector>
        <draw:custom-shape draw:style-name="gr3" draw:text-style-name="P2" xml:id="id14" draw:id="id14" draw:layer="layout" svg:width="0.229cm" svg:height="0.248cm" svg:x="11.06cm" svg:y="4.8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5" draw:id="id15" draw:layer="layout" svg:width="0.229cm" svg:height="0.248cm" svg:x="11.06cm" svg:y="5.4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1.175cm" svg:y1="5.084cm" svg:x2="11.175cm" svg:y2="5.437cm" draw:start-shape="id14" draw:start-glue-point="8" draw:end-shape="id15" draw:end-glue-point="4" svg:d="M11175 5084v353" svg:viewBox="0 0 1 354">
          <text:p/>
        </draw:connector>
        <draw:custom-shape draw:style-name="gr3" draw:text-style-name="P2" xml:id="id16" draw:id="id16" draw:layer="layout" svg:width="0.229cm" svg:height="0.248cm" svg:x="11.06cm" svg:y="5.4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229cm" svg:height="0.248cm" svg:x="11.06cm" svg:y="6.0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175cm" svg:y1="5.685cm" svg:x2="11.175cm" svg:y2="6.038cm" draw:start-shape="id16" draw:start-glue-point="8" draw:end-shape="id17" draw:end-glue-point="4" svg:d="M11175 5685v353" svg:viewBox="0 0 1 354">
          <text:p/>
        </draw:connector>
        <draw:custom-shape draw:style-name="gr1" draw:text-style-name="P1" xml:id="id18" draw:id="id18" draw:layer="layout" svg:width="0.229cm" svg:height="0.248cm" svg:x="12.041cm" svg:y="4.6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156cm" svg:y1="4.883cm" svg:x2="12.156cm" svg:y2="5.236cm" draw:start-shape="id18" draw:start-glue-point="8" draw:end-shape="id19" draw:end-glue-point="4" svg:d="M12156 4883v353" svg:viewBox="0 0 1 354">
          <text:p/>
        </draw:connector>
        <draw:custom-shape draw:style-name="gr1" draw:text-style-name="P1" xml:id="id20" draw:id="id20" draw:layer="layout" svg:width="0.229cm" svg:height="0.248cm" draw:transform="rotate (-0.398633201155504) translate (11.828cm 5.778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1.934cm" svg:y1="5.823cm" svg:x2="12.156cm" svg:y2="5.484cm" draw:start-shape="id20" draw:start-glue-point="4" draw:end-shape="id19" draw:end-glue-point="8" svg:d="M11934 5823l222-339" svg:viewBox="0 0 223 340">
          <text:p/>
        </draw:connector>
        <draw:custom-shape draw:style-name="gr1" draw:text-style-name="P1" xml:id="id21" draw:id="id21" draw:layer="layout" svg:width="0.229cm" svg:height="0.247cm" draw:transform="rotate (-0.398633201155504) translate (12.411cm 5.779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156cm" svg:y1="5.484cm" svg:x2="12.422cm" svg:y2="5.824cm" draw:start-shape="id19" draw:start-glue-point="8" draw:end-shape="id21" draw:end-glue-point="4" svg:d="M12156 5484l266 340" svg:viewBox="0 0 267 341">
          <text:p/>
        </draw:connector>
        <draw:custom-shape draw:style-name="gr3" draw:text-style-name="P2" xml:id="id19" draw:id="id19" draw:layer="layout" svg:width="0.229cm" svg:height="0.248cm" svg:x="12.041cm" svg:y="5.2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229cm" svg:height="0.248cm" svg:x="12.86cm" svg:y="5.0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229cm" svg:height="0.248cm" svg:x="12.86cm" svg:y="5.6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975cm" svg:y1="5.282cm" svg:x2="12.975cm" svg:y2="5.635cm" draw:start-shape="id22" draw:start-glue-point="8" draw:end-shape="id23" draw:end-glue-point="4" svg:d="M12975 5282v353" svg:viewBox="0 0 1 354">
          <text:p/>
        </draw:connector>
        <draw:custom-shape draw:style-name="gr1" draw:text-style-name="P1" xml:id="id24" draw:id="id24" draw:layer="layout" svg:width="0.229cm" svg:height="0.248cm" svg:x="13.56cm" svg:y="5.0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229cm" svg:height="0.248cm" svg:x="13.56cm" svg:y="5.6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675cm" svg:y1="5.283cm" svg:x2="13.675cm" svg:y2="5.636cm" draw:start-shape="id24" draw:start-glue-point="8" draw:end-shape="id25" draw:end-glue-point="4" svg:d="M13675 5283v353" svg:viewBox="0 0 1 354">
          <text:p/>
        </draw:connector>
        <draw:connector draw:style-name="gr4" draw:text-style-name="P2" draw:layer="layout" draw:type="line" svg:x1="13.089cm" svg:y1="5.158cm" svg:x2="13.56cm" svg:y2="5.159cm" draw:start-shape="id22" draw:start-glue-point="10" draw:end-shape="id24" draw:end-glue-point="6" svg:d="M13089 5158l471 1" svg:viewBox="0 0 472 2">
          <text:p/>
        </draw:connector>
        <draw:connector draw:style-name="gr4" draw:text-style-name="P2" draw:layer="layout" draw:type="line" svg:x1="13.089cm" svg:y1="5.759cm" svg:x2="13.56cm" svg:y2="5.76cm" draw:start-shape="id23" draw:start-glue-point="10" draw:end-shape="id25" draw:end-glue-point="6" svg:d="M13089 5759l471 1" svg:viewBox="0 0 472 2">
          <text:p/>
        </draw:connector>
        <draw:custom-shape draw:style-name="gr1" draw:text-style-name="P1" xml:id="id26" draw:id="id26" draw:layer="layout" svg:width="0.229cm" svg:height="0.248cm" svg:x="14.541cm" svg:y="4.6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656cm" svg:y1="4.884cm" svg:x2="14.656cm" svg:y2="5.237cm" draw:start-shape="id26" draw:start-glue-point="8" draw:end-shape="id27" draw:end-glue-point="4" svg:d="M14656 4884v353" svg:viewBox="0 0 1 354">
          <text:p/>
        </draw:connector>
        <draw:custom-shape draw:style-name="gr6" draw:text-style-name="P3" xml:id="id28" draw:id="id28" draw:layer="layout" svg:width="0.229cm" svg:height="0.248cm" draw:transform="rotate (-0.398633201155504) translate (14.328cm 5.77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4.434cm" svg:y1="5.824cm" svg:x2="14.656cm" svg:y2="5.485cm" draw:start-shape="id28" draw:start-glue-point="4" draw:end-shape="id27" draw:end-glue-point="8" svg:d="M14434 5824l222-339" svg:viewBox="0 0 223 340">
          <text:p/>
        </draw:connector>
        <draw:custom-shape draw:style-name="gr6" draw:text-style-name="P3" xml:id="id29" draw:id="id29" draw:layer="layout" svg:width="0.229cm" svg:height="0.247cm" draw:transform="rotate (-0.398633201155504) translate (14.911cm 5.78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4.656cm" svg:y1="5.485cm" svg:x2="14.922cm" svg:y2="5.825cm" draw:start-shape="id27" draw:start-glue-point="8" draw:end-shape="id29" draw:end-glue-point="4" svg:d="M14656 5485l266 340" svg:viewBox="0 0 267 341">
          <text:p/>
        </draw:connector>
        <draw:custom-shape draw:style-name="gr3" draw:text-style-name="P2" xml:id="id27" draw:id="id27" draw:layer="layout" svg:width="0.229cm" svg:height="0.248cm" svg:x="14.541cm" svg:y="5.2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4.495cm" svg:y1="5.888cm" svg:x2="14.861cm" svg:y2="5.889cm" draw:start-shape="id28" draw:start-glue-point="11" draw:end-shape="id29" draw:end-glue-point="11" svg:d="M14495 5888l366 1" svg:viewBox="0 0 367 2">
          <text:p/>
        </draw:connector>
        <draw:custom-shape draw:style-name="gr1" draw:text-style-name="P1" xml:id="id30" draw:id="id30" draw:layer="layout" svg:width="0.229cm" svg:height="0.248cm" draw:transform="rotate (-0.889245253891111) translate (15.962cm 4.83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2" draw:id="id32" draw:layer="layout" svg:width="0.229cm" svg:height="0.248cm" draw:transform="rotate (-0.889245253891111) translate (15.495cm 5.21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1" draw:id="id31" draw:layer="layout" svg:width="0.229cm" svg:height="0.248cm" draw:transform="rotate (-0.889245253891111) translate (16.402cm 5.376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229cm" svg:height="0.248cm" draw:transform="rotate (-0.889245253891111) translate (15.935cm 5.755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6.01cm" svg:y1="5.088cm" svg:x2="16.306cm" svg:y2="5.454cm" draw:start-shape="id30" draw:start-glue-point="10" draw:end-shape="id31" draw:end-glue-point="6" svg:d="M16010 5088l296 366" svg:viewBox="0 0 297 367">
          <text:p/>
        </draw:connector>
        <draw:connector draw:style-name="gr4" draw:text-style-name="P2" draw:layer="layout" draw:type="line" svg:x1="15.543cm" svg:y1="5.467cm" svg:x2="15.839cm" svg:y2="5.833cm" draw:start-shape="id32" draw:start-glue-point="10" draw:end-shape="id33" draw:end-glue-point="6" svg:d="M15543 5467l296 366" svg:viewBox="0 0 297 367">
          <text:p/>
        </draw:connector>
        <draw:connector draw:style-name="gr4" draw:text-style-name="P2" draw:layer="layout" draw:type="line" svg:x1="15.567cm" svg:y1="5.3cm" svg:x2="15.841cm" svg:y2="5.078cm" draw:start-shape="id32" draw:start-glue-point="4" draw:end-shape="id30" draw:end-glue-point="8" svg:d="M15567 5300l274-222" svg:viewBox="0 0 275 223">
          <text:p/>
        </draw:connector>
        <draw:connector draw:style-name="gr4" draw:text-style-name="P2" draw:layer="layout" draw:type="line" svg:x1="16.007cm" svg:y1="5.844cm" svg:x2="16.281cm" svg:y2="5.622cm" draw:start-shape="id33" draw:start-glue-point="4" draw:end-shape="id31" draw:end-glue-point="8" svg:d="M16007 5844l274-222" svg:viewBox="0 0 275 223">
          <text:p/>
        </draw:connector>
        <draw:connector draw:style-name="gr4" draw:text-style-name="P2" draw:layer="layout" draw:type="line" svg:x1="15.921cm" svg:y1="5.117cm" svg:x2="15.928cm" svg:y2="5.803cm" draw:start-shape="id30" draw:start-glue-point="9" draw:end-shape="id33" draw:end-glue-point="5" svg:d="M15921 5117l7 686" svg:viewBox="0 0 8 687">
          <text:p/>
        </draw:connector>
        <draw:custom-shape draw:style-name="gr3" draw:text-style-name="P2" xml:id="id34" draw:id="id34" draw:layer="layout" svg:width="0.229cm" svg:height="0.248cm" svg:x="1.76cm" svg:y="8.3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35" draw:id="id35" draw:layer="layout" svg:width="0.229cm" svg:height="0.248cm" svg:x="1.76cm" svg:y="8.9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.875cm" svg:y1="8.584cm" svg:x2="1.875cm" svg:y2="8.937cm" draw:start-shape="id34" draw:start-glue-point="8" draw:end-shape="id35" draw:end-glue-point="4" svg:d="M1875 8584v353" svg:viewBox="0 0 1 354">
          <text:p/>
        </draw:connector>
        <draw:custom-shape draw:style-name="gr9" draw:text-style-name="P5" xml:id="id36" draw:id="id36" draw:layer="layout" svg:width="0.229cm" svg:height="0.248cm" svg:x="1.76cm" svg:y="8.9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229cm" svg:height="0.248cm" svg:x="1.76cm" svg:y="9.5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.875cm" svg:y1="9.185cm" svg:x2="1.875cm" svg:y2="9.538cm" draw:start-shape="id36" draw:start-glue-point="8" draw:end-shape="id37" draw:end-glue-point="4" svg:d="M1875 9185v353" svg:viewBox="0 0 1 354">
          <text:p/>
        </draw:connector>
        <draw:custom-shape draw:style-name="gr10" draw:text-style-name="P6" xml:id="id38" draw:id="id38" draw:layer="layout" svg:width="0.229cm" svg:height="0.248cm" svg:x="1.76cm" svg:y="8.9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229cm" svg:height="0.248cm" svg:x="1.76cm" svg:y="9.5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.875cm" svg:y1="9.185cm" svg:x2="1.875cm" svg:y2="9.538cm" draw:start-shape="id38" draw:start-glue-point="8" draw:end-shape="id39" draw:end-glue-point="4" svg:d="M1875 9185v353" svg:viewBox="0 0 1 354">
          <text:p/>
        </draw:connector>
        <draw:custom-shape draw:style-name="gr3" draw:text-style-name="P2" xml:id="id40" draw:id="id40" draw:layer="layout" svg:width="0.229cm" svg:height="0.248cm" svg:x="1.76cm" svg:y="9.5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229cm" svg:height="0.248cm" svg:x="1.76cm" svg:y="10.1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.875cm" svg:y1="9.786cm" svg:x2="1.875cm" svg:y2="10.139cm" draw:start-shape="id40" draw:start-glue-point="8" draw:end-shape="id41" draw:end-glue-point="4" svg:d="M1875 9786v353" svg:viewBox="0 0 1 354">
          <text:p/>
        </draw:connector>
        <draw:custom-shape draw:style-name="gr1" draw:text-style-name="P1" xml:id="id42" draw:id="id42" draw:layer="layout" svg:width="0.229cm" svg:height="0.248cm" svg:x="1.76cm" svg:y="7.7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.875cm" svg:y1="7.985cm" svg:x2="1.875cm" svg:y2="8.336cm" draw:start-shape="id42" draw:start-glue-point="8" draw:end-shape="id34" draw:end-glue-point="4" svg:d="M1875 7985v351" svg:viewBox="0 0 1 352">
          <text:p/>
        </draw:connector>
        <draw:custom-shape draw:style-name="gr10" draw:text-style-name="P6" xml:id="id43" draw:id="id43" draw:layer="layout" svg:width="0.229cm" svg:height="0.248cm" svg:x="3.041cm" svg:y="8.8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156cm" svg:y1="9.084cm" svg:x2="3.156cm" svg:y2="9.437cm" draw:start-shape="id43" draw:start-glue-point="8" draw:end-shape="id44" draw:end-glue-point="4" svg:d="M3156 9084v353" svg:viewBox="0 0 1 354">
          <text:p/>
        </draw:connector>
        <draw:custom-shape draw:style-name="gr1" draw:text-style-name="P1" xml:id="id45" draw:id="id45" draw:layer="layout" svg:width="0.229cm" svg:height="0.248cm" draw:transform="rotate (-0.398633201155504) translate (2.828cm 9.97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2.934cm" svg:y1="10.024cm" svg:x2="3.156cm" svg:y2="9.685cm" draw:start-shape="id45" draw:start-glue-point="4" draw:end-shape="id44" draw:end-glue-point="8" svg:d="M2934 10024l222-339" svg:viewBox="0 0 223 340">
          <text:p/>
        </draw:connector>
        <draw:custom-shape draw:style-name="gr1" draw:text-style-name="P1" xml:id="id46" draw:id="id46" draw:layer="layout" svg:width="0.229cm" svg:height="0.247cm" draw:transform="rotate (-0.398633201155504) translate (3.411cm 9.98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156cm" svg:y1="9.685cm" svg:x2="3.422cm" svg:y2="10.025cm" draw:start-shape="id44" draw:start-glue-point="8" draw:end-shape="id46" draw:end-glue-point="4" svg:d="M3156 9685l266 340" svg:viewBox="0 0 267 341">
          <text:p/>
        </draw:connector>
        <draw:custom-shape draw:style-name="gr3" draw:text-style-name="P2" xml:id="id44" draw:id="id44" draw:layer="layout" svg:width="0.229cm" svg:height="0.248cm" svg:x="3.041cm" svg:y="9.4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47" draw:id="id47" draw:layer="layout" svg:width="0.229cm" svg:height="0.248cm" svg:x="3.041cm" svg:y="8.2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156cm" svg:y1="8.485cm" svg:x2="3.156cm" svg:y2="8.836cm" draw:start-shape="id47" draw:start-glue-point="8" draw:end-shape="id43" draw:end-glue-point="4" svg:d="M3156 8485v351" svg:viewBox="0 0 1 352">
          <text:p/>
        </draw:connector>
        <draw:custom-shape draw:style-name="gr1" draw:text-style-name="P1" xml:id="id48" draw:id="id48" draw:layer="layout" svg:width="0.229cm" svg:height="0.248cm" svg:x="12.041cm" svg:y="4.6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156cm" svg:y1="4.884cm" svg:x2="12.156cm" svg:y2="5.237cm" draw:start-shape="id48" draw:start-glue-point="8" draw:end-shape="id49" draw:end-glue-point="4" svg:d="M12156 4884v353" svg:viewBox="0 0 1 354">
          <text:p/>
        </draw:connector>
        <draw:custom-shape draw:style-name="gr1" draw:text-style-name="P1" xml:id="id50" draw:id="id50" draw:layer="layout" svg:width="0.229cm" svg:height="0.248cm" draw:transform="rotate (-0.398633201155504) translate (11.828cm 5.779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1.934cm" svg:y1="5.824cm" svg:x2="12.156cm" svg:y2="5.485cm" draw:start-shape="id50" draw:start-glue-point="4" draw:end-shape="id49" draw:end-glue-point="8" svg:d="M11934 5824l222-339" svg:viewBox="0 0 223 340">
          <text:p/>
        </draw:connector>
        <draw:custom-shape draw:style-name="gr1" draw:text-style-name="P1" xml:id="id51" draw:id="id51" draw:layer="layout" svg:width="0.229cm" svg:height="0.247cm" draw:transform="rotate (-0.398633201155504) translate (12.411cm 5.78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156cm" svg:y1="5.485cm" svg:x2="12.422cm" svg:y2="5.825cm" draw:start-shape="id49" draw:start-glue-point="8" draw:end-shape="id51" draw:end-glue-point="4" svg:d="M12156 5485l266 340" svg:viewBox="0 0 267 341">
          <text:p/>
        </draw:connector>
        <draw:custom-shape draw:style-name="gr3" draw:text-style-name="P2" xml:id="id49" draw:id="id49" draw:layer="layout" svg:width="0.229cm" svg:height="0.248cm" svg:x="12.041cm" svg:y="5.2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229cm" svg:height="0.248cm" svg:x="3.841cm" svg:y="9.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229cm" svg:height="0.248cm" svg:x="5.041cm" svg:y="9.3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229cm" svg:height="0.248cm" svg:x="4.441cm" svg:y="8.7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229cm" svg:height="0.248cm" svg:x="4.441cm" svg:y="9.9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3" draw:id="id53" draw:layer="layout" svg:width="0.229cm" svg:height="0.248cm" svg:x="4.441cm" svg:y="9.3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4.556cm" svg:y1="8.99cm" svg:x2="4.556cm" svg:y2="9.341cm" draw:start-shape="id52" draw:start-glue-point="8" draw:end-shape="id53" draw:end-glue-point="4" svg:d="M4556 8990v351" svg:viewBox="0 0 1 352">
          <text:p/>
        </draw:connector>
        <draw:connector draw:style-name="gr4" draw:text-style-name="P2" draw:layer="layout" draw:type="line" svg:x1="4.07cm" svg:y1="9.464cm" svg:x2="4.441cm" svg:y2="9.465cm" draw:start-shape="id54" draw:start-glue-point="10" draw:end-shape="id53" draw:end-glue-point="6" svg:d="M4070 9464l371 1" svg:viewBox="0 0 372 2">
          <text:p/>
        </draw:connector>
        <draw:connector draw:style-name="gr4" draw:text-style-name="P2" draw:layer="layout" draw:type="line" svg:x1="4.556cm" svg:y1="9.943cm" svg:x2="4.556cm" svg:y2="9.589cm" draw:start-shape="id55" draw:start-glue-point="4" draw:end-shape="id53" draw:end-glue-point="8" svg:d="M4556 9943v-354" svg:viewBox="0 0 1 355">
          <text:p/>
        </draw:connector>
        <draw:connector draw:style-name="gr4" draw:text-style-name="P2" draw:layer="layout" draw:type="line" svg:x1="4.67cm" svg:y1="9.465cm" svg:x2="5.041cm" svg:y2="9.465cm" draw:start-shape="id53" draw:start-glue-point="10" draw:end-shape="id56" draw:end-glue-point="6" svg:d="M4670 9465h371" svg:viewBox="0 0 372 1">
          <text:p/>
        </draw:connector>
        <draw:custom-shape draw:style-name="gr3" draw:text-style-name="P2" xml:id="id57" draw:id="id57" draw:layer="layout" svg:width="0.229cm" svg:height="0.248cm" svg:x="5.541cm" svg:y="9.34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9" draw:id="id59" draw:layer="layout" svg:width="0.229cm" svg:height="0.248cm" svg:x="6.741cm" svg:y="9.3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8" draw:id="id58" draw:layer="layout" svg:width="0.229cm" svg:height="0.248cm" svg:x="6.141cm" svg:y="8.7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229cm" svg:height="0.248cm" svg:x="5.541cm" svg:y="9.9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229cm" svg:height="0.248cm" svg:x="6.741cm" svg:y="9.9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5.737cm" svg:y1="9.377cm" svg:x2="6.174cm" svg:y2="8.955cm" draw:start-shape="id57" draw:start-glue-point="11" draw:end-shape="id58" draw:end-glue-point="7" svg:d="M5737 9377l437-422" svg:viewBox="0 0 438 423">
          <text:p/>
        </draw:connector>
        <draw:connector draw:style-name="gr4" draw:text-style-name="P2" draw:layer="layout" draw:type="line" svg:x1="6.337cm" svg:y1="8.955cm" svg:x2="6.774cm" svg:y2="9.378cm" draw:start-shape="id58" draw:start-glue-point="9" draw:end-shape="id59" draw:end-glue-point="5" svg:d="M6337 8955l437 423" svg:viewBox="0 0 438 424">
          <text:p/>
        </draw:connector>
        <draw:connector draw:style-name="gr4" draw:text-style-name="P2" draw:layer="layout" draw:type="line" svg:x1="5.77cm" svg:y1="9.465cm" svg:x2="6.741cm" svg:y2="9.466cm" draw:start-shape="id57" draw:start-glue-point="10" draw:end-shape="id59" draw:end-glue-point="6" svg:d="M5770 9465l971 1" svg:viewBox="0 0 972 2">
          <text:p/>
        </draw:connector>
        <draw:connector draw:style-name="gr4" draw:text-style-name="P2" draw:layer="layout" draw:type="line" svg:x1="5.656cm" svg:y1="9.589cm" svg:x2="5.656cm" svg:y2="9.942cm" draw:start-shape="id57" draw:start-glue-point="8" draw:end-shape="id60" draw:end-glue-point="4" svg:d="M5656 9589v353" svg:viewBox="0 0 1 354">
          <text:p/>
        </draw:connector>
        <draw:connector draw:style-name="gr4" draw:text-style-name="P2" draw:layer="layout" draw:type="line" svg:x1="6.856cm" svg:y1="9.59cm" svg:x2="6.856cm" svg:y2="9.943cm" draw:start-shape="id59" draw:start-glue-point="8" draw:end-shape="id61" draw:end-glue-point="4" svg:d="M6856 9590v353" svg:viewBox="0 0 1 354">
          <text:p/>
        </draw:connector>
        <draw:custom-shape draw:style-name="gr6" draw:text-style-name="P3" xml:id="id62" draw:id="id62" draw:layer="layout" svg:width="0.229cm" svg:height="0.248cm" svg:x="7.341cm" svg:y="8.2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64" draw:id="id64" draw:layer="layout" svg:width="0.229cm" svg:height="0.248cm" svg:x="8.541cm" svg:y="8.2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3" draw:id="id63" draw:layer="layout" svg:width="0.229cm" svg:height="0.248cm" svg:x="7.941cm" svg:y="8.8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537cm" svg:y1="8.454cm" svg:x2="7.974cm" svg:y2="8.88cm" draw:start-shape="id62" draw:start-glue-point="9" draw:end-shape="id63" draw:end-glue-point="5" svg:d="M7537 8454l437 426" svg:viewBox="0 0 438 427">
          <text:p/>
        </draw:connector>
        <draw:connector draw:style-name="gr4" draw:text-style-name="P2" draw:layer="layout" draw:type="line" svg:x1="8.137cm" svg:y1="8.88cm" svg:x2="8.574cm" svg:y2="8.455cm" draw:start-shape="id63" draw:start-glue-point="11" draw:end-shape="id64" draw:end-glue-point="7" svg:d="M8137 8880l437-425" svg:viewBox="0 0 438 426">
          <text:p/>
        </draw:connector>
        <draw:connector draw:style-name="gr7" draw:text-style-name="P3" draw:layer="layout" draw:type="line" svg:x1="7.57cm" svg:y1="8.366cm" svg:x2="8.541cm" svg:y2="8.367cm" draw:start-shape="id62" draw:start-glue-point="10" draw:end-shape="id64" draw:end-glue-point="6" svg:d="M7570 8366l971 1" svg:viewBox="0 0 972 2">
          <text:p/>
        </draw:connector>
        <draw:custom-shape draw:style-name="gr11" draw:text-style-name="P7" xml:id="id65" draw:id="id65" draw:layer="layout" svg:width="0.229cm" svg:height="0.248cm" svg:x="7.941cm" svg:y="9.4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229cm" svg:height="0.248cm" svg:x="7.941cm" svg:y="10.0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8.056cm" svg:y1="9.092cm" svg:x2="8.056cm" svg:y2="9.445cm" draw:start-shape="id63" draw:start-glue-point="8" draw:end-shape="id65" draw:end-glue-point="4" svg:d="M8056 9092v353" svg:viewBox="0 0 1 354">
          <text:p/>
        </draw:connector>
        <draw:connector draw:style-name="gr4" draw:text-style-name="P2" draw:layer="layout" draw:type="line" svg:x1="8.056cm" svg:y1="9.693cm" svg:x2="8.056cm" svg:y2="10.046cm" draw:start-shape="id65" draw:start-glue-point="8" draw:end-shape="id66" draw:end-glue-point="4" svg:d="M8056 9693v353" svg:viewBox="0 0 1 354">
          <text:p/>
        </draw:connector>
        <draw:custom-shape draw:style-name="gr12" draw:text-style-name="P8" xml:id="id67" draw:id="id67" draw:layer="layout" svg:width="0.229cm" svg:height="0.248cm" svg:x="9.341cm" svg:y="8.7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69" draw:id="id69" draw:layer="layout" svg:width="0.229cm" svg:height="0.248cm" svg:x="10.541cm" svg:y="8.7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8" draw:id="id68" draw:layer="layout" svg:width="0.229cm" svg:height="0.248cm" svg:x="9.941cm" svg:y="9.3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537cm" svg:y1="8.955cm" svg:x2="9.974cm" svg:y2="9.381cm" draw:start-shape="id67" draw:start-glue-point="9" draw:end-shape="id68" draw:end-glue-point="5" svg:d="M9537 8955l437 426" svg:viewBox="0 0 438 427">
          <text:p/>
        </draw:connector>
        <draw:connector draw:style-name="gr4" draw:text-style-name="P2" draw:layer="layout" draw:type="line" svg:x1="10.137cm" svg:y1="9.381cm" svg:x2="10.574cm" svg:y2="8.956cm" draw:start-shape="id68" draw:start-glue-point="11" draw:end-shape="id69" draw:end-glue-point="7" svg:d="M10137 9381l437-425" svg:viewBox="0 0 438 426">
          <text:p/>
        </draw:connector>
        <draw:connector draw:style-name="gr13" draw:text-style-name="P8" draw:layer="layout" draw:type="line" svg:x1="9.57cm" svg:y1="8.867cm" svg:x2="10.541cm" svg:y2="8.868cm" draw:start-shape="id67" draw:start-glue-point="10" draw:end-shape="id69" draw:end-glue-point="6" svg:d="M9570 8867l971 1" svg:viewBox="0 0 972 2">
          <text:p/>
        </draw:connector>
        <draw:custom-shape draw:style-name="gr1" draw:text-style-name="P1" xml:id="id70" draw:id="id70" draw:layer="layout" svg:width="0.229cm" svg:height="0.248cm" svg:x="9.341cm" svg:y="9.9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1" draw:id="id71" draw:layer="layout" svg:width="0.229cm" svg:height="0.248cm" svg:x="10.541cm" svg:y="9.9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974cm" svg:y1="9.557cm" svg:x2="9.537cm" svg:y2="9.982cm" draw:start-shape="id68" draw:start-glue-point="7" draw:end-shape="id70" draw:end-glue-point="11" svg:d="M9974 9557l-437 425" svg:viewBox="0 0 438 426">
          <text:p/>
        </draw:connector>
        <draw:connector draw:style-name="gr4" draw:text-style-name="P2" draw:layer="layout" draw:type="line" svg:x1="10.137cm" svg:y1="9.557cm" svg:x2="10.656cm" svg:y2="9.947cm" draw:start-shape="id68" draw:start-glue-point="9" draw:end-shape="id71" draw:end-glue-point="4" svg:d="M10137 9557l519 390" svg:viewBox="0 0 520 391">
          <text:p/>
        </draw:connector>
        <draw:custom-shape draw:style-name="gr1" draw:text-style-name="P1" xml:id="id72" draw:id="id72" draw:layer="layout" svg:width="0.229cm" svg:height="0.248cm" svg:x="11.341cm" svg:y="9.1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4" draw:id="id74" draw:layer="layout" svg:width="0.229cm" svg:height="0.248cm" svg:x="12.941cm" svg:y="9.1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3" draw:id="id73" draw:layer="layout" svg:width="0.229cm" svg:height="0.248cm" svg:x="12.141cm" svg:y="8.6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5" draw:id="id75" draw:layer="layout" svg:width="0.229cm" svg:height="0.248cm" svg:x="11.641cm" svg:y="9.9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6" draw:id="id76" draw:layer="layout" svg:width="0.229cm" svg:height="0.248cm" svg:x="12.641cm" svg:y="9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1.537cm" svg:y1="9.178cm" svg:x2="12.141cm" svg:y2="8.768cm" draw:start-shape="id72" draw:start-glue-point="11" draw:end-shape="id73" draw:end-glue-point="6" svg:d="M11537 9178l604-410" svg:viewBox="0 0 605 411">
          <text:p/>
        </draw:connector>
        <draw:connector draw:style-name="gr4" draw:text-style-name="P2" draw:layer="layout" draw:type="line" svg:x1="12.37cm" svg:y1="8.768cm" svg:x2="12.974cm" svg:y2="9.179cm" draw:start-shape="id73" draw:start-glue-point="10" draw:end-shape="id74" draw:end-glue-point="5" svg:d="M12370 8768l604 411" svg:viewBox="0 0 605 412">
          <text:p/>
        </draw:connector>
        <draw:connector draw:style-name="gr4" draw:text-style-name="P2" draw:layer="layout" draw:type="line" svg:x1="11.456cm" svg:y1="9.39cm" svg:x2="11.756cm" svg:y2="9.943cm" draw:start-shape="id72" draw:start-glue-point="8" draw:end-shape="id75" draw:end-glue-point="4" svg:d="M11456 9390l300 553" svg:viewBox="0 0 301 554">
          <text:p/>
        </draw:connector>
        <draw:connector draw:style-name="gr4" draw:text-style-name="P2" draw:layer="layout" draw:type="line" svg:x1="13.056cm" svg:y1="9.391cm" svg:x2="12.756cm" svg:y2="9.944cm" draw:start-shape="id74" draw:start-glue-point="8" draw:end-shape="id76" draw:end-glue-point="4" svg:d="M13056 9391l-300 553" svg:viewBox="0 0 301 554">
          <text:p/>
        </draw:connector>
        <draw:connector draw:style-name="gr4" draw:text-style-name="P2" draw:layer="layout" draw:type="line" svg:x1="11.87cm" svg:y1="10.067cm" svg:x2="12.641cm" svg:y2="10.068cm" draw:start-shape="id75" draw:start-glue-point="10" draw:end-shape="id76" draw:end-glue-point="6" svg:d="M11870 10067l771 1" svg:viewBox="0 0 772 2">
          <text:p/>
        </draw:connector>
        <draw:custom-shape draw:style-name="gr10" draw:text-style-name="P6" xml:id="id77" draw:id="id77" draw:layer="layout" svg:width="0.229cm" svg:height="0.248cm" svg:x="13.541cm" svg:y="8.7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79" draw:id="id79" draw:layer="layout" svg:width="0.229cm" svg:height="0.248cm" svg:x="14.741cm" svg:y="8.7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78" draw:id="id78" draw:layer="layout" svg:width="0.229cm" svg:height="0.248cm" svg:x="14.141cm" svg:y="8.1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3.737cm" svg:y1="8.778cm" svg:x2="14.174cm" svg:y2="8.356cm" draw:start-shape="id77" draw:start-glue-point="11" draw:end-shape="id78" draw:end-glue-point="7" svg:d="M13737 8778l437-422" svg:viewBox="0 0 438 423">
          <text:p/>
        </draw:connector>
        <draw:connector draw:style-name="gr4" draw:text-style-name="P2" draw:layer="layout" draw:type="line" svg:x1="14.337cm" svg:y1="8.356cm" svg:x2="14.774cm" svg:y2="8.779cm" draw:start-shape="id78" draw:start-glue-point="9" draw:end-shape="id79" draw:end-glue-point="5" svg:d="M14337 8356l437 423" svg:viewBox="0 0 438 424">
          <text:p/>
        </draw:connector>
        <draw:custom-shape draw:style-name="gr3" draw:text-style-name="P2" xml:id="id80" draw:id="id80" draw:layer="layout" svg:width="0.229cm" svg:height="0.248cm" svg:x="14.141cm" svg:y="9.3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3.737cm" svg:y1="8.954cm" svg:x2="14.174cm" svg:y2="9.381cm" draw:start-shape="id77" draw:start-glue-point="9" draw:end-shape="id80" draw:end-glue-point="5" svg:d="M13737 8954l437 427" svg:viewBox="0 0 438 428">
          <text:p/>
        </draw:connector>
        <draw:connector draw:style-name="gr4" draw:text-style-name="P2" draw:layer="layout" draw:type="line" svg:x1="14.337cm" svg:y1="9.381cm" svg:x2="14.774cm" svg:y2="8.955cm" draw:start-shape="id80" draw:start-glue-point="11" draw:end-shape="id79" draw:end-glue-point="7" svg:d="M14337 9381l437-426" svg:viewBox="0 0 438 427">
          <text:p/>
        </draw:connector>
        <draw:custom-shape draw:style-name="gr1" draw:text-style-name="P1" xml:id="id81" draw:id="id81" draw:layer="layout" svg:width="0.229cm" svg:height="0.248cm" svg:x="14.141cm" svg:y="10.0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4.256cm" svg:y1="9.593cm" svg:x2="14.256cm" svg:y2="10.046cm" draw:start-shape="id80" draw:start-glue-point="8" draw:end-shape="id81" draw:end-glue-point="4" svg:d="M14256 9593v453" svg:viewBox="0 0 1 454">
          <text:p/>
        </draw:connector>
        <draw:custom-shape draw:style-name="gr1" draw:text-style-name="P1" xml:id="id82" draw:id="id82" draw:layer="layout" svg:width="0.229cm" svg:height="0.248cm" svg:x="15.341cm" svg:y="8.7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4" draw:id="id84" draw:layer="layout" svg:width="0.229cm" svg:height="0.248cm" svg:x="16.541cm" svg:y="8.7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83" draw:id="id83" draw:layer="layout" svg:width="0.229cm" svg:height="0.248cm" svg:x="15.941cm" svg:y="8.1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5.537cm" svg:y1="8.779cm" svg:x2="15.974cm" svg:y2="8.357cm" draw:start-shape="id82" draw:start-glue-point="11" draw:end-shape="id83" draw:end-glue-point="7" svg:d="M15537 8779l437-422" svg:viewBox="0 0 438 423">
          <text:p/>
        </draw:connector>
        <draw:connector draw:style-name="gr4" draw:text-style-name="P2" draw:layer="layout" draw:type="line" svg:x1="16.137cm" svg:y1="8.357cm" svg:x2="16.574cm" svg:y2="8.78cm" draw:start-shape="id83" draw:start-glue-point="9" draw:end-shape="id84" draw:end-glue-point="5" svg:d="M16137 8357l437 423" svg:viewBox="0 0 438 424">
          <text:p/>
        </draw:connector>
        <draw:custom-shape draw:style-name="gr3" draw:text-style-name="P2" xml:id="id85" draw:id="id85" draw:layer="layout" svg:width="0.229cm" svg:height="0.248cm" svg:x="15.941cm" svg:y="9.3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5.537cm" svg:y1="8.955cm" svg:x2="15.974cm" svg:y2="9.382cm" draw:start-shape="id82" draw:start-glue-point="9" draw:end-shape="id85" draw:end-glue-point="5" svg:d="M15537 8955l437 427" svg:viewBox="0 0 438 428">
          <text:p/>
        </draw:connector>
        <draw:connector draw:style-name="gr4" draw:text-style-name="P2" draw:layer="layout" draw:type="line" svg:x1="16.137cm" svg:y1="9.382cm" svg:x2="16.574cm" svg:y2="8.956cm" draw:start-shape="id85" draw:start-glue-point="11" draw:end-shape="id84" draw:end-glue-point="7" svg:d="M16137 9382l437-426" svg:viewBox="0 0 438 427">
          <text:p/>
        </draw:connector>
        <draw:custom-shape draw:style-name="gr1" draw:text-style-name="P1" xml:id="id86" draw:id="id86" draw:layer="layout" svg:width="0.229cm" svg:height="0.248cm" svg:x="15.941cm" svg:y="10.0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6.056cm" svg:y1="9.594cm" svg:x2="16.056cm" svg:y2="10.047cm" draw:start-shape="id85" draw:start-glue-point="8" draw:end-shape="id86" draw:end-glue-point="4" svg:d="M16056 9594v453" svg:viewBox="0 0 1 454">
          <text:p/>
        </draw:connector>
        <draw:connector draw:style-name="gr4" draw:text-style-name="P2" draw:layer="layout" draw:type="line" svg:x1="16.056cm" svg:y1="8.393cm" svg:x2="16.056cm" svg:y2="9.346cm" draw:start-shape="id83" draw:start-glue-point="8" draw:end-shape="id85" draw:end-glue-point="4" svg:d="M16056 8393v953" svg:viewBox="0 0 1 954">
          <text:p/>
        </draw:connector>
        <draw:custom-shape draw:style-name="gr1" draw:text-style-name="P1" xml:id="id87" draw:id="id87" draw:layer="layout" svg:width="0.229cm" svg:height="0.248cm" svg:x="17.341cm" svg:y="8.2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9" draw:id="id89" draw:layer="layout" svg:width="0.229cm" svg:height="0.248cm" svg:x="18.541cm" svg:y="8.2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8" draw:id="id88" draw:layer="layout" svg:width="0.229cm" svg:height="0.248cm" svg:x="17.941cm" svg:y="8.8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7.537cm" svg:y1="8.455cm" svg:x2="17.974cm" svg:y2="8.881cm" draw:start-shape="id87" draw:start-glue-point="9" draw:end-shape="id88" draw:end-glue-point="5" svg:d="M17537 8455l437 426" svg:viewBox="0 0 438 427">
          <text:p/>
        </draw:connector>
        <draw:connector draw:style-name="gr4" draw:text-style-name="P2" draw:layer="layout" draw:type="line" svg:x1="18.137cm" svg:y1="8.881cm" svg:x2="18.574cm" svg:y2="8.456cm" draw:start-shape="id88" draw:start-glue-point="11" draw:end-shape="id89" draw:end-glue-point="7" svg:d="M18137 8881l437-425" svg:viewBox="0 0 438 426">
          <text:p/>
        </draw:connector>
        <draw:connector draw:style-name="gr4" draw:text-style-name="P2" draw:layer="layout" draw:type="line" svg:x1="17.57cm" svg:y1="8.367cm" svg:x2="18.541cm" svg:y2="8.368cm" draw:start-shape="id87" draw:start-glue-point="10" draw:end-shape="id89" draw:end-glue-point="6" svg:d="M17570 8367l971 1" svg:viewBox="0 0 972 2">
          <text:p/>
        </draw:connector>
        <draw:custom-shape draw:style-name="gr1" draw:text-style-name="P1" xml:id="id90" draw:id="id90" draw:layer="layout" svg:width="0.229cm" svg:height="0.248cm" svg:x="17.341cm" svg:y="9.44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2" draw:id="id92" draw:layer="layout" svg:width="0.229cm" svg:height="0.248cm" svg:x="18.541cm" svg:y="9.44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1" draw:id="id91" draw:layer="layout" svg:width="0.204cm" svg:height="0.248cm" svg:x="17.941cm" svg:y="8.84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7.538cm" svg:y1="9.483cm" svg:x2="17.971cm" svg:y2="9.057cm" draw:start-shape="id90" draw:start-glue-point="9" draw:end-shape="id91" draw:end-glue-point="5" svg:d="M17538 9483l433-426" svg:viewBox="0 0 434 427">
          <text:p/>
        </draw:connector>
        <draw:connector draw:style-name="gr4" draw:text-style-name="P2" draw:layer="layout" draw:type="line" svg:x1="18.115cm" svg:y1="9.057cm" svg:x2="18.575cm" svg:y2="9.482cm" draw:start-shape="id91" draw:start-glue-point="11" draw:end-shape="id92" draw:end-glue-point="7" svg:d="M18115 9057l460 425" svg:viewBox="0 0 461 426">
          <text:p/>
        </draw:connector>
        <draw:connector draw:style-name="gr4" draw:text-style-name="P2" draw:layer="layout" draw:type="line" svg:x1="17.57cm" svg:y1="9.571cm" svg:x2="18.542cm" svg:y2="9.57cm" draw:start-shape="id90" draw:start-glue-point="10" draw:end-shape="id92" draw:end-glue-point="6" svg:d="M17570 9571l972-1" svg:viewBox="0 0 973 2">
          <text:p/>
        </draw:connector>
        <draw:custom-shape draw:style-name="gr3" draw:text-style-name="P2" xml:id="id93" draw:id="id93" draw:layer="layout" svg:width="0.229cm" svg:height="0.248cm" svg:x="19.141cm" svg:y="8.7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5" draw:id="id95" draw:layer="layout" svg:width="0.229cm" svg:height="0.248cm" svg:x="20.341cm" svg:y="8.7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94" draw:id="id94" draw:layer="layout" svg:width="0.229cm" svg:height="0.248cm" svg:x="19.741cm" svg:y="8.1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9.337cm" svg:y1="8.779cm" svg:x2="19.774cm" svg:y2="8.357cm" draw:start-shape="id93" draw:start-glue-point="11" draw:end-shape="id94" draw:end-glue-point="7" svg:d="M19337 8779l437-422" svg:viewBox="0 0 438 423">
          <text:p/>
        </draw:connector>
        <draw:connector draw:style-name="gr4" draw:text-style-name="P2" draw:layer="layout" draw:type="line" svg:x1="19.937cm" svg:y1="8.357cm" svg:x2="20.374cm" svg:y2="8.78cm" draw:start-shape="id94" draw:start-glue-point="9" draw:end-shape="id95" draw:end-glue-point="5" svg:d="M19937 8357l437 423" svg:viewBox="0 0 438 424">
          <text:p/>
        </draw:connector>
        <draw:custom-shape draw:style-name="gr10" draw:text-style-name="P6" xml:id="id96" draw:id="id96" draw:layer="layout" svg:width="0.229cm" svg:height="0.248cm" svg:x="19.741cm" svg:y="9.3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9.337cm" svg:y1="8.955cm" svg:x2="19.774cm" svg:y2="9.382cm" draw:start-shape="id93" draw:start-glue-point="9" draw:end-shape="id96" draw:end-glue-point="5" svg:d="M19337 8955l437 427" svg:viewBox="0 0 438 428">
          <text:p/>
        </draw:connector>
        <draw:connector draw:style-name="gr4" draw:text-style-name="P2" draw:layer="layout" draw:type="line" svg:x1="19.937cm" svg:y1="9.382cm" svg:x2="20.374cm" svg:y2="8.956cm" draw:start-shape="id96" draw:start-glue-point="11" draw:end-shape="id95" draw:end-glue-point="7" svg:d="M19937 9382l437-426" svg:viewBox="0 0 438 427">
          <text:p/>
        </draw:connector>
        <draw:custom-shape draw:style-name="gr1" draw:text-style-name="P1" xml:id="id97" draw:id="id97" draw:layer="layout" svg:width="0.229cm" svg:height="0.248cm" svg:x="19.741cm" svg:y="10.0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9.856cm" svg:y1="9.594cm" svg:x2="19.856cm" svg:y2="10.047cm" draw:start-shape="id96" draw:start-glue-point="8" draw:end-shape="id97" draw:end-glue-point="4" svg:d="M19856 9594v453" svg:viewBox="0 0 1 454">
          <text:p/>
        </draw:connector>
        <draw:connector draw:style-name="gr4" draw:text-style-name="P2" draw:layer="layout" draw:type="line" svg:x1="19.37cm" svg:y1="8.867cm" svg:x2="20.341cm" svg:y2="8.868cm" draw:start-shape="id93" draw:start-glue-point="10" draw:end-shape="id95" draw:end-glue-point="6" svg:d="M19370 8867l971 1" svg:viewBox="0 0 972 2">
          <text:p/>
        </draw:connector>
        <draw:custom-shape draw:style-name="gr3" draw:text-style-name="P2" xml:id="id98" draw:id="id98" draw:layer="layout" svg:width="0.229cm" svg:height="0.248cm" svg:x="1.141cm" svg:y="13.0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0" draw:id="id100" draw:layer="layout" svg:width="0.229cm" svg:height="0.248cm" svg:x="2.341cm" svg:y="13.0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9" draw:id="id99" draw:layer="layout" svg:width="0.229cm" svg:height="0.248cm" svg:x="1.741cm" svg:y="12.4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.337cm" svg:y1="13.08cm" svg:x2="1.774cm" svg:y2="12.658cm" draw:start-shape="id98" draw:start-glue-point="11" draw:end-shape="id99" draw:end-glue-point="7" svg:d="M1337 13080l437-422" svg:viewBox="0 0 438 423">
          <text:p/>
        </draw:connector>
        <draw:connector draw:style-name="gr4" draw:text-style-name="P2" draw:layer="layout" draw:type="line" svg:x1="1.937cm" svg:y1="12.658cm" svg:x2="2.374cm" svg:y2="13.081cm" draw:start-shape="id99" draw:start-glue-point="9" draw:end-shape="id100" draw:end-glue-point="5" svg:d="M1937 12658l437 423" svg:viewBox="0 0 438 424">
          <text:p/>
        </draw:connector>
        <draw:custom-shape draw:style-name="gr1" draw:text-style-name="P1" xml:id="id101" draw:id="id101" draw:layer="layout" svg:width="0.229cm" svg:height="0.248cm" svg:x="1.741cm" svg:y="13.6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.337cm" svg:y1="13.256cm" svg:x2="1.774cm" svg:y2="13.683cm" draw:start-shape="id98" draw:start-glue-point="9" draw:end-shape="id101" draw:end-glue-point="5" svg:d="M1337 13256l437 427" svg:viewBox="0 0 438 428">
          <text:p/>
        </draw:connector>
        <draw:connector draw:style-name="gr4" draw:text-style-name="P2" draw:layer="layout" draw:type="line" svg:x1="1.937cm" svg:y1="13.683cm" svg:x2="2.374cm" svg:y2="13.257cm" draw:start-shape="id101" draw:start-glue-point="11" draw:end-shape="id100" draw:end-glue-point="7" svg:d="M1937 13683l437-426" svg:viewBox="0 0 438 427">
          <text:p/>
        </draw:connector>
        <draw:custom-shape draw:style-name="gr3" draw:text-style-name="P2" xml:id="id102" draw:id="id102" draw:layer="layout" svg:width="0.229cm" svg:height="0.248cm" svg:x="1.741cm" svg:y="13.0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.856cm" svg:y1="12.694cm" svg:x2="1.856cm" svg:y2="13.048cm" draw:start-shape="id99" draw:start-glue-point="8" draw:end-shape="id102" draw:end-glue-point="4" svg:d="M1856 12694v354" svg:viewBox="0 0 1 355">
          <text:p/>
        </draw:connector>
        <draw:connector draw:style-name="gr4" draw:text-style-name="P2" draw:layer="layout" draw:type="line" svg:x1="1.856cm" svg:y1="13.296cm" svg:x2="1.856cm" svg:y2="13.647cm" draw:start-shape="id102" draw:start-glue-point="8" draw:end-shape="id101" draw:end-glue-point="4" svg:d="M1856 13296v351" svg:viewBox="0 0 1 352">
          <text:p/>
        </draw:connector>
        <draw:custom-shape draw:style-name="gr6" draw:text-style-name="P3" xml:id="id103" draw:id="id103" draw:layer="layout" svg:width="0.229cm" svg:height="0.248cm" svg:x="2.96cm" svg:y="12.9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4" draw:id="id104" draw:layer="layout" svg:width="0.229cm" svg:height="0.248cm" svg:x="2.96cm" svg:y="13.5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075cm" svg:y1="13.183cm" svg:x2="3.075cm" svg:y2="13.536cm" draw:start-shape="id103" draw:start-glue-point="8" draw:end-shape="id104" draw:end-glue-point="4" svg:d="M3075 13183v353" svg:viewBox="0 0 1 354">
          <text:p/>
        </draw:connector>
        <draw:custom-shape draw:style-name="gr6" draw:text-style-name="P3" xml:id="id105" draw:id="id105" draw:layer="layout" svg:width="0.229cm" svg:height="0.248cm" svg:x="3.76cm" svg:y="12.9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6" draw:id="id106" draw:layer="layout" svg:width="0.229cm" svg:height="0.248cm" svg:x="3.76cm" svg:y="13.5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875cm" svg:y1="13.184cm" svg:x2="3.875cm" svg:y2="13.537cm" draw:start-shape="id105" draw:start-glue-point="8" draw:end-shape="id106" draw:end-glue-point="4" svg:d="M3875 13184v353" svg:viewBox="0 0 1 354">
          <text:p/>
        </draw:connector>
        <draw:connector draw:style-name="gr7" draw:text-style-name="P3" draw:layer="layout" draw:type="line" svg:x1="3.189cm" svg:y1="13.059cm" svg:x2="3.76cm" svg:y2="13.06cm" draw:start-shape="id103" draw:start-glue-point="10" draw:end-shape="id105" draw:end-glue-point="6" svg:d="M3189 13059l571 1" svg:viewBox="0 0 572 2">
          <text:p/>
        </draw:connector>
        <draw:connector draw:style-name="gr4" draw:text-style-name="P2" draw:layer="layout" draw:type="line" svg:x1="3.189cm" svg:y1="13.66cm" svg:x2="3.76cm" svg:y2="13.661cm" draw:start-shape="id104" draw:start-glue-point="10" draw:end-shape="id106" draw:end-glue-point="6" svg:d="M3189 13660l571 1" svg:viewBox="0 0 572 2">
          <text:p/>
        </draw:connector>
        <draw:custom-shape draw:style-name="gr3" draw:text-style-name="P2" xml:id="id107" draw:id="id107" draw:layer="layout" svg:width="0.229cm" svg:height="0.248cm" svg:x="3.341cm" svg:y="12.4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.156cm" svg:y1="12.971cm" svg:x2="3.374cm" svg:y2="12.659cm" draw:start-shape="id103" draw:start-glue-point="11" svg:d="M3156 12971l218-312" svg:viewBox="0 0 219 313">
          <text:p/>
        </draw:connector>
        <draw:connector draw:style-name="gr4" draw:text-style-name="P2" draw:layer="layout" draw:type="line" svg:x1="3.537cm" svg:y1="12.659cm" svg:x2="3.793cm" svg:y2="12.972cm" draw:start-shape="id107" draw:start-glue-point="9" draw:end-shape="id105" draw:end-glue-point="5" svg:d="M3537 12659l256 313" svg:viewBox="0 0 257 314">
          <text:p/>
        </draw:connector>
        <draw:custom-shape draw:style-name="gr3" draw:text-style-name="P2" xml:id="id108" draw:id="id108" draw:layer="layout" svg:width="0.229cm" svg:height="0.248cm" svg:x="4.641cm" svg:y="12.3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0" draw:id="id110" draw:layer="layout" svg:width="0.229cm" svg:height="0.248cm" svg:x="5.841cm" svg:y="12.3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9" draw:id="id109" draw:layer="layout" svg:width="0.229cm" svg:height="0.248cm" svg:x="5.241cm" svg:y="11.7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4.837cm" svg:y1="12.38cm" svg:x2="5.274cm" svg:y2="11.958cm" draw:start-shape="id108" draw:start-glue-point="11" draw:end-shape="id109" draw:end-glue-point="7" svg:d="M4837 12380l437-422" svg:viewBox="0 0 438 423">
          <text:p/>
        </draw:connector>
        <draw:connector draw:style-name="gr4" draw:text-style-name="P2" draw:layer="layout" draw:type="line" svg:x1="5.437cm" svg:y1="11.958cm" svg:x2="5.874cm" svg:y2="12.381cm" draw:start-shape="id109" draw:start-glue-point="9" draw:end-shape="id110" draw:end-glue-point="5" svg:d="M5437 11958l437 423" svg:viewBox="0 0 438 424">
          <text:p/>
        </draw:connector>
        <draw:custom-shape draw:style-name="gr1" draw:text-style-name="P1" xml:id="id111" draw:id="id111" draw:layer="layout" svg:width="0.229cm" svg:height="0.248cm" svg:x="5.241cm" svg:y="12.9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4.837cm" svg:y1="12.556cm" svg:x2="5.274cm" svg:y2="12.983cm" draw:start-shape="id108" draw:start-glue-point="9" draw:end-shape="id111" draw:end-glue-point="5" svg:d="M4837 12556l437 427" svg:viewBox="0 0 438 428">
          <text:p/>
        </draw:connector>
        <draw:connector draw:style-name="gr4" draw:text-style-name="P2" draw:layer="layout" draw:type="line" svg:x1="5.437cm" svg:y1="12.983cm" svg:x2="5.874cm" svg:y2="12.557cm" draw:start-shape="id111" draw:start-glue-point="11" draw:end-shape="id110" draw:end-glue-point="7" svg:d="M5437 12983l437-426" svg:viewBox="0 0 438 427">
          <text:p/>
        </draw:connector>
        <draw:custom-shape draw:style-name="gr1" draw:text-style-name="P1" xml:id="id112" draw:id="id112" draw:layer="layout" svg:width="0.229cm" svg:height="0.248cm" svg:x="5.241cm" svg:y="13.6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4.87cm" svg:y1="12.468cm" svg:x2="5.841cm" svg:y2="12.469cm" draw:start-shape="id108" draw:start-glue-point="10" draw:end-shape="id110" draw:end-glue-point="6" svg:d="M4870 12468l971 1" svg:viewBox="0 0 972 2">
          <text:p/>
        </draw:connector>
        <draw:connector draw:style-name="gr4" draw:text-style-name="P2" draw:layer="layout" draw:type="line" svg:x1="4.756cm" svg:y1="12.592cm" svg:x2="5.274cm" svg:y2="13.684cm" draw:start-shape="id108" draw:start-glue-point="8" draw:end-shape="id112" draw:end-glue-point="5" svg:d="M4756 12592l518 1092" svg:viewBox="0 0 519 1093">
          <text:p/>
        </draw:connector>
        <draw:connector draw:style-name="gr4" draw:text-style-name="P2" draw:layer="layout" draw:type="line" svg:x1="5.956cm" svg:y1="12.593cm" svg:x2="5.437cm" svg:y2="13.684cm" draw:start-shape="id110" draw:start-glue-point="8" draw:end-shape="id112" draw:end-glue-point="11" svg:d="M5956 12593l-519 1091" svg:viewBox="0 0 520 1092">
          <text:p/>
        </draw:connector>
        <draw:custom-shape draw:style-name="gr1" draw:text-style-name="P1" xml:id="id113" draw:id="id113" draw:layer="layout" svg:width="0.229cm" svg:height="0.248cm" svg:x="17.541cm" svg:y="4.6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656cm" svg:y1="4.885cm" svg:x2="17.656cm" svg:y2="5.238cm" draw:start-shape="id113" draw:start-glue-point="8" draw:end-shape="id114" draw:end-glue-point="4" svg:d="M17656 4885v353" svg:viewBox="0 0 1 354">
          <text:p/>
        </draw:connector>
        <draw:custom-shape draw:style-name="gr1" draw:text-style-name="P1" xml:id="id115" draw:id="id115" draw:layer="layout" svg:width="0.229cm" svg:height="0.248cm" draw:transform="rotate (-0.398633201155504) translate (17.028cm 5.78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7.134cm" svg:y1="5.825cm" svg:x2="17.656cm" svg:y2="5.486cm" draw:start-shape="id115" draw:start-glue-point="4" draw:end-shape="id114" draw:end-glue-point="8" svg:d="M17134 5825l522-339" svg:viewBox="0 0 523 340">
          <text:p/>
        </draw:connector>
        <draw:custom-shape draw:style-name="gr1" draw:text-style-name="P1" xml:id="id116" draw:id="id116" draw:layer="layout" svg:width="0.229cm" svg:height="0.247cm" draw:transform="rotate (-0.398633201155504) translate (18.211cm 5.781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7.656cm" svg:y1="5.486cm" svg:x2="18.222cm" svg:y2="5.826cm" draw:start-shape="id114" draw:start-glue-point="8" draw:end-shape="id116" draw:end-glue-point="4" svg:d="M17656 5486l566 340" svg:viewBox="0 0 567 341">
          <text:p/>
        </draw:connector>
        <draw:custom-shape draw:style-name="gr1" draw:text-style-name="P1" xml:id="id114" draw:id="id114" draw:layer="layout" svg:width="0.229cm" svg:height="0.248cm" svg:x="17.541cm" svg:y="5.2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7.195cm" svg:y1="5.889cm" svg:x2="18.161cm" svg:y2="5.89cm" draw:start-shape="id115" draw:start-glue-point="11" draw:end-shape="id116" draw:end-glue-point="11" svg:d="M17195 5889l966 1" svg:viewBox="0 0 967 2">
          <text:p/>
        </draw:connector>
        <draw:connector draw:style-name="gr4" draw:text-style-name="P2" draw:layer="layout" draw:type="line" svg:x1="17.045cm" svg:y1="5.826cm" svg:x2="17.574cm" svg:y2="4.849cm" draw:start-shape="id115" draw:start-glue-point="5" draw:end-shape="id113" draw:end-glue-point="7" svg:d="M17045 5826l529-977" svg:viewBox="0 0 530 978">
          <text:p/>
        </draw:connector>
        <draw:connector draw:style-name="gr4" draw:text-style-name="P2" draw:layer="layout" draw:type="line" svg:x1="18.311cm" svg:y1="5.827cm" svg:x2="17.737cm" svg:y2="4.849cm" draw:start-shape="id116" draw:start-glue-point="5" draw:end-shape="id113" draw:end-glue-point="9" svg:d="M18311 5827l-574-978" svg:viewBox="0 0 575 979">
          <text:p/>
        </draw:connector>
        <draw:custom-shape draw:style-name="gr1" draw:text-style-name="P1" xml:id="id117" draw:id="id117" draw:layer="layout" svg:width="0.229cm" svg:height="0.248cm" svg:x="7.341cm" svg:y="11.7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456cm" svg:y1="11.986cm" svg:x2="7.456cm" svg:y2="12.339cm" draw:start-shape="id117" draw:start-glue-point="8" draw:end-shape="id118" draw:end-glue-point="4" svg:d="M7456 11986v353" svg:viewBox="0 0 1 354">
          <text:p/>
        </draw:connector>
        <draw:custom-shape draw:style-name="gr3" draw:text-style-name="P2" xml:id="id119" draw:id="id119" draw:layer="layout" svg:width="0.229cm" svg:height="0.248cm" draw:transform="rotate (-0.398633201155504) translate (6.828cm 12.881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6.934cm" svg:y1="12.926cm" svg:x2="7.456cm" svg:y2="12.587cm" draw:start-shape="id119" draw:start-glue-point="4" draw:end-shape="id118" draw:end-glue-point="8" svg:d="M6934 12926l522-339" svg:viewBox="0 0 523 340">
          <text:p/>
        </draw:connector>
        <draw:custom-shape draw:style-name="gr1" draw:text-style-name="P1" xml:id="id120" draw:id="id120" draw:layer="layout" svg:width="0.229cm" svg:height="0.247cm" draw:transform="rotate (-0.398633201155504) translate (8.011cm 12.882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456cm" svg:y1="12.587cm" svg:x2="8.022cm" svg:y2="12.927cm" draw:start-shape="id118" draw:start-glue-point="8" draw:end-shape="id120" draw:end-glue-point="4" svg:d="M7456 12587l566 340" svg:viewBox="0 0 567 341">
          <text:p/>
        </draw:connector>
        <draw:custom-shape draw:style-name="gr1" draw:text-style-name="P1" xml:id="id118" draw:id="id118" draw:layer="layout" svg:width="0.229cm" svg:height="0.248cm" svg:x="7.341cm" svg:y="12.33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6.995cm" svg:y1="12.99cm" svg:x2="7.961cm" svg:y2="12.991cm" draw:start-shape="id119" draw:start-glue-point="11" draw:end-shape="id120" draw:end-glue-point="11" svg:d="M6995 12990l966 1" svg:viewBox="0 0 967 2">
          <text:p/>
        </draw:connector>
        <draw:connector draw:style-name="gr4" draw:text-style-name="P2" draw:layer="layout" draw:type="line" svg:x1="6.845cm" svg:y1="12.927cm" svg:x2="7.374cm" svg:y2="11.95cm" draw:start-shape="id119" draw:start-glue-point="5" draw:end-shape="id117" draw:end-glue-point="7" svg:d="M6845 12927l529-977" svg:viewBox="0 0 530 978">
          <text:p/>
        </draw:connector>
        <draw:connector draw:style-name="gr4" draw:text-style-name="P2" draw:layer="layout" draw:type="line" svg:x1="8.111cm" svg:y1="12.928cm" svg:x2="7.537cm" svg:y2="11.95cm" draw:start-shape="id120" draw:start-glue-point="5" draw:end-shape="id117" draw:end-glue-point="9" svg:d="M8111 12928l-574-978" svg:viewBox="0 0 575 979">
          <text:p/>
        </draw:connector>
        <draw:custom-shape draw:style-name="gr11" draw:text-style-name="P7" xml:id="id121" draw:id="id121" draw:layer="layout" svg:width="0.229cm" svg:height="0.248cm" draw:transform="rotate (-0.398633201155504) translate (6.828cm 13.582cm)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6.837cm" svg:y1="13.155cm" svg:x2="6.845cm" svg:y2="13.628cm" draw:start-shape="id119" draw:start-glue-point="8" draw:end-shape="id121" draw:end-glue-point="5" svg:d="M6837 13155l8 473" svg:viewBox="0 0 9 474">
          <text:p/>
        </draw:connector>
        <draw:custom-shape draw:style-name="gr3" draw:text-style-name="P2" xml:id="id122" draw:id="id122" draw:layer="layout" svg:width="0.229cm" svg:height="0.248cm" svg:x="10.641cm" svg:y="13.0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124" draw:id="id124" draw:layer="layout" svg:width="0.229cm" svg:height="0.248cm" svg:x="11.841cm" svg:y="13.0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3" draw:id="id123" draw:layer="layout" svg:width="0.229cm" svg:height="0.248cm" svg:x="11.241cm" svg:y="12.4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837cm" svg:y1="13.081cm" svg:x2="11.274cm" svg:y2="12.659cm" draw:start-shape="id122" draw:start-glue-point="11" draw:end-shape="id123" draw:end-glue-point="7" svg:d="M10837 13081l437-422" svg:viewBox="0 0 438 423">
          <text:p/>
        </draw:connector>
        <draw:connector draw:style-name="gr4" draw:text-style-name="P2" draw:layer="layout" draw:type="line" svg:x1="11.437cm" svg:y1="12.659cm" svg:x2="11.874cm" svg:y2="13.082cm" draw:start-shape="id123" draw:start-glue-point="9" draw:end-shape="id124" draw:end-glue-point="5" svg:d="M11437 12659l437 423" svg:viewBox="0 0 438 424">
          <text:p/>
        </draw:connector>
        <draw:custom-shape draw:style-name="gr1" draw:text-style-name="P1" xml:id="id125" draw:id="id125" draw:layer="layout" svg:width="0.229cm" svg:height="0.248cm" svg:x="11.241cm" svg:y="13.6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837cm" svg:y1="13.257cm" svg:x2="11.274cm" svg:y2="13.684cm" draw:start-shape="id122" draw:start-glue-point="9" draw:end-shape="id125" draw:end-glue-point="5" svg:d="M10837 13257l437 427" svg:viewBox="0 0 438 428">
          <text:p/>
        </draw:connector>
        <draw:connector draw:style-name="gr4" draw:text-style-name="P2" draw:layer="layout" draw:type="line" svg:x1="11.437cm" svg:y1="13.684cm" svg:x2="11.874cm" svg:y2="13.258cm" draw:start-shape="id125" draw:start-glue-point="11" draw:end-shape="id124" draw:end-glue-point="7" svg:d="M11437 13684l437-426" svg:viewBox="0 0 438 427">
          <text:p/>
        </draw:connector>
        <draw:custom-shape draw:style-name="gr3" draw:text-style-name="P2" xml:id="id126" draw:id="id126" draw:layer="layout" svg:width="0.229cm" svg:height="0.248cm" svg:x="11.241cm" svg:y="13.0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1.356cm" svg:y1="12.695cm" svg:x2="11.356cm" svg:y2="13.049cm" draw:start-shape="id123" draw:start-glue-point="8" draw:end-shape="id126" draw:end-glue-point="4" svg:d="M11356 12695v354" svg:viewBox="0 0 1 355">
          <text:p/>
        </draw:connector>
        <draw:connector draw:style-name="gr4" draw:text-style-name="P2" draw:layer="layout" draw:type="line" svg:x1="11.356cm" svg:y1="13.297cm" svg:x2="11.356cm" svg:y2="13.648cm" draw:start-shape="id126" draw:start-glue-point="8" draw:end-shape="id125" draw:end-glue-point="4" svg:d="M11356 13297v351" svg:viewBox="0 0 1 352">
          <text:p/>
        </draw:connector>
        <draw:connector draw:style-name="gr4" draw:text-style-name="P2" draw:layer="layout" draw:type="line" svg:x1="10.87cm" svg:y1="13.169cm" svg:x2="11.241cm" svg:y2="13.173cm" draw:start-shape="id122" draw:start-glue-point="10" draw:end-shape="id126" draw:end-glue-point="6" svg:d="M10870 13169l371 4" svg:viewBox="0 0 372 5">
          <text:p/>
        </draw:connector>
        <draw:custom-shape draw:style-name="gr1" draw:text-style-name="P1" xml:id="id127" draw:id="id127" draw:layer="layout" svg:width="0.229cm" svg:height="0.248cm" svg:x="12.741cm" svg:y="12.3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9" draw:id="id129" draw:layer="layout" svg:width="0.229cm" svg:height="0.248cm" svg:x="13.941cm" svg:y="12.3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8" draw:id="id128" draw:layer="layout" svg:width="0.229cm" svg:height="0.248cm" svg:x="13.341cm" svg:y="11.7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937cm" svg:y1="12.381cm" svg:x2="13.374cm" svg:y2="11.959cm" draw:start-shape="id127" draw:start-glue-point="11" draw:end-shape="id128" draw:end-glue-point="7" svg:d="M12937 12381l437-422" svg:viewBox="0 0 438 423">
          <text:p/>
        </draw:connector>
        <draw:connector draw:style-name="gr4" draw:text-style-name="P2" draw:layer="layout" draw:type="line" svg:x1="13.537cm" svg:y1="11.959cm" svg:x2="13.974cm" svg:y2="12.382cm" draw:start-shape="id128" draw:start-glue-point="9" draw:end-shape="id129" draw:end-glue-point="5" svg:d="M13537 11959l437 423" svg:viewBox="0 0 438 424">
          <text:p/>
        </draw:connector>
        <draw:custom-shape draw:style-name="gr12" draw:text-style-name="P8" xml:id="id130" draw:id="id130" draw:layer="layout" svg:width="0.229cm" svg:height="0.248cm" svg:x="13.341cm" svg:y="12.9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2.937cm" svg:y1="12.557cm" svg:x2="13.374cm" svg:y2="12.984cm" draw:start-shape="id127" draw:start-glue-point="9" draw:end-shape="id130" draw:end-glue-point="5" svg:d="M12937 12557l437 427" svg:viewBox="0 0 438 428">
          <text:p/>
        </draw:connector>
        <draw:connector draw:style-name="gr4" draw:text-style-name="P2" draw:layer="layout" draw:type="line" svg:x1="13.537cm" svg:y1="12.984cm" svg:x2="13.974cm" svg:y2="12.558cm" draw:start-shape="id130" draw:start-glue-point="11" draw:end-shape="id129" draw:end-glue-point="7" svg:d="M13537 12984l437-426" svg:viewBox="0 0 438 427">
          <text:p/>
        </draw:connector>
        <draw:custom-shape draw:style-name="gr12" draw:text-style-name="P8" xml:id="id131" draw:id="id131" draw:layer="layout" svg:width="0.229cm" svg:height="0.248cm" svg:x="13.341cm" svg:y="13.6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type="line" svg:x1="13.456cm" svg:y1="13.196cm" svg:x2="13.456cm" svg:y2="13.649cm" draw:start-shape="id130" draw:start-glue-point="8" draw:end-shape="id131" draw:end-glue-point="4" svg:d="M13456 13196v453" svg:viewBox="0 0 1 454">
          <text:p/>
        </draw:connector>
        <draw:connector draw:style-name="gr4" draw:text-style-name="P2" draw:layer="layout" draw:type="line" svg:x1="12.97cm" svg:y1="12.469cm" svg:x2="13.941cm" svg:y2="12.47cm" draw:start-shape="id127" draw:start-glue-point="10" draw:end-shape="id129" draw:end-glue-point="6" svg:d="M12970 12469l971 1" svg:viewBox="0 0 972 2">
          <text:p/>
        </draw:connector>
        <draw:connector draw:style-name="gr4" draw:text-style-name="P2" draw:layer="layout" draw:type="line" svg:x1="12.856cm" svg:y1="12.593cm" svg:x2="13.374cm" svg:y2="13.685cm" draw:start-shape="id127" draw:start-glue-point="8" draw:end-shape="id131" draw:end-glue-point="5" svg:d="M12856 12593l518 1092" svg:viewBox="0 0 519 1093">
          <text:p/>
        </draw:connector>
        <draw:connector draw:style-name="gr4" draw:text-style-name="P2" draw:layer="layout" draw:type="line" svg:x1="14.056cm" svg:y1="12.594cm" svg:x2="13.537cm" svg:y2="13.685cm" draw:start-shape="id129" draw:start-glue-point="8" draw:end-shape="id131" draw:end-glue-point="11" svg:d="M14056 12594l-519 1091" svg:viewBox="0 0 520 1092">
          <text:p/>
        </draw:connector>
        <draw:custom-shape draw:style-name="gr1" draw:text-style-name="P1" xml:id="id132" draw:id="id132" draw:layer="layout" svg:width="0.229cm" svg:height="0.248cm" svg:x="14.741cm" svg:y="13.0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4" draw:id="id134" draw:layer="layout" svg:width="0.229cm" svg:height="0.248cm" svg:x="15.941cm" svg:y="13.0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3" draw:id="id133" draw:layer="layout" svg:width="0.229cm" svg:height="0.248cm" svg:x="15.341cm" svg:y="12.4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4.937cm" svg:y1="13.082cm" svg:x2="15.374cm" svg:y2="12.66cm" draw:start-shape="id132" draw:start-glue-point="11" draw:end-shape="id133" draw:end-glue-point="7" svg:d="M14937 13082l437-422" svg:viewBox="0 0 438 423">
          <text:p/>
        </draw:connector>
        <draw:connector draw:style-name="gr4" draw:text-style-name="P2" draw:layer="layout" draw:type="line" svg:x1="15.537cm" svg:y1="12.66cm" svg:x2="15.974cm" svg:y2="13.083cm" draw:start-shape="id133" draw:start-glue-point="9" draw:end-shape="id134" draw:end-glue-point="5" svg:d="M15537 12660l437 423" svg:viewBox="0 0 438 424">
          <text:p/>
        </draw:connector>
        <draw:custom-shape draw:style-name="gr1" draw:text-style-name="P1" xml:id="id135" draw:id="id135" draw:layer="layout" svg:width="0.229cm" svg:height="0.248cm" svg:x="15.341cm" svg:y="13.6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4.937cm" svg:y1="13.258cm" svg:x2="15.374cm" svg:y2="13.685cm" draw:start-shape="id132" draw:start-glue-point="9" draw:end-shape="id135" draw:end-glue-point="5" svg:d="M14937 13258l437 427" svg:viewBox="0 0 438 428">
          <text:p/>
        </draw:connector>
        <draw:connector draw:style-name="gr4" draw:text-style-name="P2" draw:layer="layout" draw:type="line" svg:x1="15.537cm" svg:y1="13.685cm" svg:x2="15.974cm" svg:y2="13.259cm" draw:start-shape="id135" draw:start-glue-point="11" draw:end-shape="id134" draw:end-glue-point="7" svg:d="M15537 13685l437-426" svg:viewBox="0 0 438 427">
          <text:p/>
        </draw:connector>
        <draw:custom-shape draw:style-name="gr3" draw:text-style-name="P2" xml:id="id136" draw:id="id136" draw:layer="layout" svg:width="0.229cm" svg:height="0.248cm" svg:x="15.341cm" svg:y="13.0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5.456cm" svg:y1="12.696cm" svg:x2="15.456cm" svg:y2="13.05cm" draw:start-shape="id133" draw:start-glue-point="8" draw:end-shape="id136" draw:end-glue-point="4" svg:d="M15456 12696v354" svg:viewBox="0 0 1 355">
          <text:p/>
        </draw:connector>
        <draw:connector draw:style-name="gr4" draw:text-style-name="P2" draw:layer="layout" draw:type="line" svg:x1="15.456cm" svg:y1="13.298cm" svg:x2="15.456cm" svg:y2="13.649cm" draw:start-shape="id136" draw:start-glue-point="8" draw:end-shape="id135" draw:end-glue-point="4" svg:d="M15456 13298v351" svg:viewBox="0 0 1 352">
          <text:p/>
        </draw:connector>
        <draw:connector draw:style-name="gr4" draw:text-style-name="P2" draw:layer="layout" draw:type="line" svg:x1="14.97cm" svg:y1="13.17cm" svg:x2="15.341cm" svg:y2="13.174cm" draw:start-shape="id132" draw:start-glue-point="10" draw:end-shape="id136" draw:end-glue-point="6" svg:d="M14970 13170l371 4" svg:viewBox="0 0 372 5">
          <text:p/>
        </draw:connector>
        <draw:connector draw:style-name="gr4" draw:text-style-name="P2" draw:layer="layout" draw:type="line" svg:x1="15.57cm" svg:y1="13.174cm" svg:x2="15.941cm" svg:y2="13.171cm" draw:start-shape="id136" draw:start-glue-point="10" draw:end-shape="id134" draw:end-glue-point="6" svg:d="M15570 13174l371-3" svg:viewBox="0 0 372 4">
          <text:p/>
        </draw:connector>
        <draw:custom-shape draw:style-name="gr1" draw:text-style-name="P1" xml:id="id137" draw:id="id137" draw:layer="layout" svg:width="0.229cm" svg:height="0.248cm" svg:x="16.641cm" svg:y="12.3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9" draw:id="id139" draw:layer="layout" svg:width="0.229cm" svg:height="0.248cm" svg:x="17.841cm" svg:y="12.3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8" draw:id="id138" draw:layer="layout" svg:width="0.229cm" svg:height="0.248cm" svg:x="17.241cm" svg:y="11.7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6.837cm" svg:y1="12.382cm" svg:x2="17.274cm" svg:y2="11.96cm" draw:start-shape="id137" draw:start-glue-point="11" draw:end-shape="id138" draw:end-glue-point="7" svg:d="M16837 12382l437-422" svg:viewBox="0 0 438 423">
          <text:p/>
        </draw:connector>
        <draw:connector draw:style-name="gr4" draw:text-style-name="P2" draw:layer="layout" draw:type="line" svg:x1="17.437cm" svg:y1="11.96cm" svg:x2="17.874cm" svg:y2="12.383cm" draw:start-shape="id138" draw:start-glue-point="9" draw:end-shape="id139" draw:end-glue-point="5" svg:d="M17437 11960l437 423" svg:viewBox="0 0 438 424">
          <text:p/>
        </draw:connector>
        <draw:custom-shape draw:style-name="gr1" draw:text-style-name="P1" xml:id="id140" draw:id="id140" draw:layer="layout" svg:width="0.229cm" svg:height="0.248cm" svg:x="17.241cm" svg:y="12.9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6.837cm" svg:y1="12.558cm" svg:x2="17.274cm" svg:y2="12.985cm" draw:start-shape="id137" draw:start-glue-point="9" draw:end-shape="id140" draw:end-glue-point="5" svg:d="M16837 12558l437 427" svg:viewBox="0 0 438 428">
          <text:p/>
        </draw:connector>
        <draw:connector draw:style-name="gr4" draw:text-style-name="P2" draw:layer="layout" draw:type="line" svg:x1="17.437cm" svg:y1="12.985cm" svg:x2="17.874cm" svg:y2="12.559cm" draw:start-shape="id140" draw:start-glue-point="11" draw:end-shape="id139" draw:end-glue-point="7" svg:d="M17437 12985l437-426" svg:viewBox="0 0 438 427">
          <text:p/>
        </draw:connector>
        <draw:custom-shape draw:style-name="gr3" draw:text-style-name="P2" xml:id="id141" draw:id="id141" draw:layer="layout" svg:width="0.229cm" svg:height="0.248cm" svg:x="17.241cm" svg:y="13.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7.356cm" svg:y1="13.197cm" svg:x2="17.356cm" svg:y2="13.65cm" draw:start-shape="id140" draw:start-glue-point="8" draw:end-shape="id141" draw:end-glue-point="4" svg:d="M17356 13197v453" svg:viewBox="0 0 1 454">
          <text:p/>
        </draw:connector>
        <draw:connector draw:style-name="gr4" draw:text-style-name="P2" draw:layer="layout" draw:type="line" svg:x1="16.87cm" svg:y1="12.47cm" svg:x2="17.841cm" svg:y2="12.471cm" draw:start-shape="id137" draw:start-glue-point="10" draw:end-shape="id139" draw:end-glue-point="6" svg:d="M16870 12470l971 1" svg:viewBox="0 0 972 2">
          <text:p/>
        </draw:connector>
        <draw:connector draw:style-name="gr4" draw:text-style-name="P2" draw:layer="layout" draw:type="line" svg:x1="16.756cm" svg:y1="12.594cm" svg:x2="17.274cm" svg:y2="13.686cm" draw:start-shape="id137" draw:start-glue-point="8" draw:end-shape="id141" draw:end-glue-point="5" svg:d="M16756 12594l518 1092" svg:viewBox="0 0 519 1093">
          <text:p/>
        </draw:connector>
        <draw:connector draw:style-name="gr4" draw:text-style-name="P2" draw:layer="layout" draw:type="line" svg:x1="17.956cm" svg:y1="12.595cm" svg:x2="17.437cm" svg:y2="13.686cm" draw:start-shape="id139" draw:start-glue-point="8" draw:end-shape="id141" draw:end-glue-point="11" svg:d="M17956 12595l-519 1091" svg:viewBox="0 0 520 1092">
          <text:p/>
        </draw:connector>
        <draw:connector draw:style-name="gr4" draw:text-style-name="P2" draw:layer="layout" draw:type="line" svg:x1="17.356cm" svg:y1="11.996cm" svg:x2="17.356cm" svg:y2="12.949cm" draw:start-shape="id138" draw:start-glue-point="8" draw:end-shape="id140" draw:end-glue-point="4" svg:d="M17356 11996v953" svg:viewBox="0 0 1 954">
          <text:p/>
        </draw:connector>
        <draw:custom-shape draw:style-name="gr1" draw:text-style-name="P1" xml:id="id142" draw:id="id142" draw:layer="layout" svg:width="0.229cm" svg:height="0.248cm" svg:x="18.641cm" svg:y="12.4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4" draw:id="id144" draw:layer="layout" svg:width="0.229cm" svg:height="0.248cm" svg:x="20.241cm" svg:y="12.4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3" draw:id="id143" draw:layer="layout" svg:width="0.229cm" svg:height="0.248cm" svg:x="19.441cm" svg:y="11.9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5" draw:id="id145" draw:layer="layout" svg:width="0.229cm" svg:height="0.248cm" svg:x="18.941cm" svg:y="13.2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6" draw:id="id146" draw:layer="layout" svg:width="0.229cm" svg:height="0.248cm" svg:x="19.941cm" svg:y="13.24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8.837cm" svg:y1="12.479cm" svg:x2="19.441cm" svg:y2="12.069cm" draw:start-shape="id142" draw:start-glue-point="11" draw:end-shape="id143" draw:end-glue-point="6" svg:d="M18837 12479l604-410" svg:viewBox="0 0 605 411">
          <text:p/>
        </draw:connector>
        <draw:connector draw:style-name="gr4" draw:text-style-name="P2" draw:layer="layout" draw:type="line" svg:x1="19.67cm" svg:y1="12.069cm" svg:x2="20.274cm" svg:y2="12.48cm" draw:start-shape="id143" draw:start-glue-point="10" draw:end-shape="id144" draw:end-glue-point="5" svg:d="M19670 12069l604 411" svg:viewBox="0 0 605 412">
          <text:p/>
        </draw:connector>
        <draw:connector draw:style-name="gr4" draw:text-style-name="P2" draw:layer="layout" draw:type="line" svg:x1="18.756cm" svg:y1="12.691cm" svg:x2="19.056cm" svg:y2="13.244cm" draw:start-shape="id142" draw:start-glue-point="8" draw:end-shape="id145" draw:end-glue-point="4" svg:d="M18756 12691l300 553" svg:viewBox="0 0 301 554">
          <text:p/>
        </draw:connector>
        <draw:connector draw:style-name="gr4" draw:text-style-name="P2" draw:layer="layout" draw:type="line" svg:x1="20.356cm" svg:y1="12.692cm" svg:x2="20.056cm" svg:y2="13.245cm" draw:start-shape="id144" draw:start-glue-point="8" draw:end-shape="id146" draw:end-glue-point="4" svg:d="M20356 12692l-300 553" svg:viewBox="0 0 301 554">
          <text:p/>
        </draw:connector>
        <draw:connector draw:style-name="gr4" draw:text-style-name="P2" draw:layer="layout" draw:type="line" svg:x1="19.137cm" svg:y1="13.28cm" svg:x2="19.974cm" svg:y2="13.281cm" draw:start-shape="id145" draw:start-glue-point="11" draw:end-shape="id146" draw:end-glue-point="5" svg:d="M19137 13280l837 1" svg:viewBox="0 0 838 2">
          <text:p/>
        </draw:connector>
        <draw:connector draw:style-name="gr4" draw:text-style-name="P2" draw:layer="layout" draw:type="line" svg:x1="19.137cm" svg:y1="13.28cm" svg:x2="19.556cm" svg:y2="12.193cm" draw:start-shape="id145" draw:start-glue-point="11" draw:end-shape="id143" draw:end-glue-point="8" svg:d="M19137 13280l419-1087" svg:viewBox="0 0 420 1088">
          <text:p/>
        </draw:connector>
        <draw:connector draw:style-name="gr4" draw:text-style-name="P2" draw:layer="layout" draw:type="line" svg:x1="19.556cm" svg:y1="12.193cm" svg:x2="19.974cm" svg:y2="13.281cm" draw:start-shape="id143" draw:start-glue-point="8" draw:end-shape="id146" draw:end-glue-point="5" svg:d="M19556 12193l418 1088" svg:viewBox="0 0 419 1089">
          <text:p/>
        </draw:connector>
        <draw:connector draw:style-name="gr4" draw:text-style-name="P2" draw:layer="layout" draw:type="line" svg:x1="19.974cm" svg:y1="13.281cm" svg:x2="18.87cm" svg:y2="12.567cm" draw:start-shape="id146" draw:start-glue-point="5" draw:end-shape="id142" draw:end-glue-point="10" svg:d="M19974 13281l-1104-714" svg:viewBox="0 0 1105 715">
          <text:p/>
        </draw:connector>
        <draw:connector draw:style-name="gr4" draw:text-style-name="P2" draw:layer="layout" draw:type="line" svg:x1="18.87cm" svg:y1="12.567cm" svg:x2="20.241cm" svg:y2="12.568cm" draw:start-shape="id142" draw:start-glue-point="10" draw:end-shape="id144" draw:end-glue-point="6" svg:d="M18870 12567l1371 1" svg:viewBox="0 0 1372 2">
          <text:p/>
        </draw:connector>
        <draw:connector draw:style-name="gr4" draw:text-style-name="P2" draw:layer="layout" draw:type="line" svg:x1="20.241cm" svg:y1="12.568cm" svg:x2="19.137cm" svg:y2="13.28cm" draw:start-shape="id144" draw:start-glue-point="6" draw:end-shape="id145" draw:end-glue-point="11" svg:d="M20241 12568l-1104 712" svg:viewBox="0 0 1105 713">
          <text:p/>
        </draw:connector>
        <draw:g>
          <svg:title>TexMaths</svg:title>
          <svg:desc>14§display§1
§svg§600§FALSE§</svg:desc>
          <draw:polygon draw:style-name="gr14" draw:text-style-name="P9" draw:layer="layout" svg:width="0.245cm" svg:height="0.317cm" svg:x="6.361cm" svg:y="6.44cm" svg:viewBox="0 0 246 318" draw:points="123,318 0,318 0,0 246,0 246,318">
            <text:p/>
          </draw:polygon>
          <draw:path draw:style-name="gr15" draw:text-style-name="P10" draw:layer="layout" svg:width="0.163cm" svg:height="0.328cm" svg:x="6.404cm" svg:y="6.429cm" svg:viewBox="0 0 164 329" svg:d="M102 13c0-12 0-13-11-13-31 32-76 32-91 32v16c10 0 39 0 64-14v256c0 18-1 24-46 24h-15v15c18-1 60-1 81-1 19 0 63 0 80 1v-15h-16c-45 0-46-6-46-24z">
            <text:p/>
          </draw:path>
        </draw:g>
        <draw:g>
          <svg:title>TexMaths</svg:title>
          <svg:desc>14§display§2§svg§600§FALSE§</svg:desc>
          <draw:polygon draw:style-name="gr14" draw:text-style-name="P9" draw:layer="layout" svg:width="0.245cm" svg:height="0.317cm" svg:x="7.063cm" svg:y="6.442cm" svg:viewBox="0 0 246 318" draw:points="123,318 0,318 0,0 246,0 246,318">
            <text:p/>
          </draw:polygon>
          <draw:path draw:style-name="gr15" draw:text-style-name="P10" draw:layer="layout" svg:width="0.196cm" svg:height="0.328cm" svg:x="7.088cm" svg:y="6.431cm" svg:viewBox="0 0 197 329" svg:d="M38 291l53-50c77-69 106-95 106-146 0-56-45-95-105-95-56 0-92 45-92 90 0 28 25 28 27 28 8 0 25-7 25-27 0-13-9-25-27-25-3 0-4 0-5 0 11-32 37-51 67-51 44 0 65 41 65 80 0 41-25 80-51 109l-95 107c-6 5-6 7-6 18h183l14-85h-12c-2 14-6 36-10 43-4 4-37 4-48 4z">
            <text:p/>
          </draw:path>
        </draw:g>
        <draw:g>
          <svg:title>TexMaths</svg:title>
          <svg:desc>14§display§3§svg§600§FALSE§</svg:desc>
          <draw:polygon draw:style-name="gr14" draw:text-style-name="P9" draw:layer="layout" svg:width="0.245cm" svg:height="0.317cm" svg:x="11.064cm" svg:y="6.443cm" svg:viewBox="0 0 246 318" draw:points="123,318 0,318 0,0 246,0 246,318">
            <text:p/>
          </draw:polygon>
          <draw:path draw:style-name="gr15" draw:text-style-name="P10" draw:layer="layout" svg:width="0.204cm" svg:height="0.339cm" svg:x="11.085cm" svg:y="6.432cm" svg:viewBox="0 0 205 340" svg:d="M123 155c41-14 68-47 68-86 0-41-43-69-90-69-51 0-87 29-87 67 0 17 10 25 25 25 16 0 25-9 25-25 0-24-23-24-30-24 15-25 47-30 65-30 20 0 48 11 48 54 0 7-2 35-14 58-16 23-32 25-45 25-3 0-15 1-18 1-4 0-8 2-8 6 0 5 4 5 12 5h21c41 0 59 34 59 83 0 67-34 81-56 81-21 0-57-8-76-38 19 3 34-8 34-26 0-19-14-28-28-28-13 0-28 7-28 28 0 46 46 78 99 78 62 0 106-45 106-95 0-41-30-80-82-90z">
            <text:p/>
          </draw:path>
        </draw:g>
        <draw:g>
          <svg:title>TexMaths</svg:title>
          <svg:desc>14§display§4
§svg§600§FALSE§</svg:desc>
          <draw:polygon draw:style-name="gr14" draw:text-style-name="P9" draw:layer="layout" svg:width="0.245cm" svg:height="0.317cm" svg:x="12.065cm" svg:y="6.45cm" svg:viewBox="0 0 246 318" draw:points="123,318 0,318 0,0 246,0 246,318">
            <text:p/>
          </draw:polygon>
          <draw:path draw:style-name="gr15" draw:text-style-name="P10" draw:layer="layout" svg:width="0.218cm" svg:height="0.334cm" svg:x="12.079cm" svg:y="6.433cm" svg:viewBox="0 0 219 335" svg:d="M131 254v42c0 18-1 24-37 24h-10v15c19-1 46-1 67-1 20 0 46 0 67 1v-15h-11c-36 0-38-6-38-24v-42h50v-16h-50v-225c0-10 0-13-7-13-5 0-7 0-10 6l-152 232v16zM134 238h-120l120-185z">
            <text:p/>
          </draw:path>
        </draw:g>
        <draw:g>
          <svg:title>TexMaths</svg:title>
          <svg:desc>14§display§5§svg§600§FALSE§</svg:desc>
          <draw:polygon draw:style-name="gr14" draw:text-style-name="P9" draw:layer="layout" svg:width="0.245cm" svg:height="0.317cm" svg:x="13.166cm" svg:y="6.445cm" svg:viewBox="0 0 246 318" draw:points="123,318 0,318 0,0 246,0 246,318">
            <text:p/>
          </draw:polygon>
          <draw:path draw:style-name="gr15" draw:text-style-name="P10" draw:layer="layout" svg:width="0.196cm" svg:height="0.339cm" svg:x="13.191cm" svg:y="6.434cm" svg:viewBox="0 0 197 340" svg:d="M197 229c0-58-40-107-94-107-23 0-44 7-62 25v-97c9 3 26 7 41 7 62 0 96-46 96-51 0-3-2-6-5-6 0 0-1 0-4 1-10 5-33 14-67 14-20 0-43-2-66-14-4-1-5-1-5-1-6 0-6 4-6 13v145c0 10 0 13 7 13 3 0 4-2 7-4 6-7 24-34 63-34 27 0 39 22 42 31 8 18 10 37 10 63 0 16 0 46-13 67-11 19-29 32-53 32-35 0-64-27-73-56 2 1 3 1 9 1 17 0 25-12 25-23 0-13-8-24-25-24-7 0-24 3-24 25 0 43 34 91 89 91 58 0 108-48 108-111z">
            <text:p/>
          </draw:path>
        </draw:g>
        <draw:g>
          <svg:title>TexMaths</svg:title>
          <svg:desc>14§display§6§svg§600§FALSE§</svg:desc>
          <draw:polygon draw:style-name="gr14" draw:text-style-name="P9" draw:layer="layout" svg:width="0.245cm" svg:height="0.317cm" svg:x="14.567cm" svg:y="6.445cm" svg:viewBox="0 0 246 318" draw:points="123,318 0,318 0,0 246,0 246,318">
            <text:p/>
          </draw:polygon>
          <draw:path draw:style-name="gr15" draw:text-style-name="P10" draw:layer="layout" svg:width="0.204cm" svg:height="0.339cm" svg:x="14.588cm" svg:y="6.434cm" svg:viewBox="0 0 205 340" svg:d="M45 167v-12c0-124 61-142 86-142 12 0 33 2 44 19-7 0-28 0-28 23 0 15 12 22 24 22 7 0 22-4 22-24 0-29-22-53-63-53-63 0-130 64-130 173 0 132 57 167 103 167 55 0 102-46 102-112 0-63-44-110-99-110-33 0-51 25-61 49zM103 326c-30 0-46-29-48-38-9-22-9-61-9-71 0-38 16-88 60-88 7 0 31 0 46 31 9 18 9 43 9 68 0 24 0 48-9 66-15 29-37 32-49 32z">
            <text:p/>
          </draw:path>
        </draw:g>
        <draw:g>
          <svg:title>TexMaths</svg:title>
          <svg:desc>14§display§7§svg§600§FALSE§</svg:desc>
          <draw:polygon draw:style-name="gr14" draw:text-style-name="P9" draw:layer="layout" svg:width="0.245cm" svg:height="0.316cm" svg:x="15.768cm" svg:y="6.451cm" svg:viewBox="0 0 246 317" draw:points="123,317 0,317 0,0 246,0 246,317">
            <text:p/>
          </draw:polygon>
          <draw:path draw:style-name="gr15" draw:text-style-name="P10" draw:layer="layout" svg:width="0.211cm" svg:height="0.343cm" svg:x="15.796cm" svg:y="6.434cm" svg:viewBox="0 0 212 344" svg:d="M208 34c4-7 4-7 4-19h-120c-60 0-61-5-63-15h-12l-17 102h13c1-8 5-39 12-45 3-4 42-4 48-4h103c-5 9-45 63-56 78-45 68-61 136-61 186 0 5 0 27 23 27s23-22 23-27v-25c0-26 1-54 5-81 2-11 9-53 31-84z">
            <text:p/>
          </draw:path>
        </draw:g>
        <draw:g>
          <svg:title>TexMaths</svg:title>
          <svg:desc>14§display§8§svg§600§FALSE§</svg:desc>
          <draw:polygon draw:style-name="gr14" draw:text-style-name="P9" draw:layer="layout" svg:width="0.245cm" svg:height="0.317cm" svg:x="17.469cm" svg:y="6.445cm" svg:viewBox="0 0 246 318" draw:points="123,318 0,318 0,0 246,0 246,318">
            <text:p/>
          </draw:polygon>
          <draw:path draw:style-name="gr15" draw:text-style-name="P10" draw:layer="layout" svg:width="0.204cm" svg:height="0.339cm" svg:x="17.49cm" svg:y="6.434cm" svg:viewBox="0 0 205 340" svg:d="M60 104c-22-16-25-33-25-41 0-29 32-50 67-50 36 0 69 25 69 61 0 28-20 52-49 69zM131 150c37-18 60-44 60-76 0-46-43-74-88-74-50 0-89 36-89 83 0 8 0 30 21 54 6 6 24 18 36 27-29 14-71 42-71 91 0 51 50 85 102 85 56 0 103-41 103-94 0-18-5-40-23-61-10-10-18-16-51-35zM82 171l62 39c14 8 36 24 36 53 0 38-36 63-77 63-43 0-78-31-78-71 0-30 16-61 57-84z">
            <text:p/>
          </draw:path>
        </draw:g>
        <draw:g>
          <svg:title>TexMaths</svg:title>
          <svg:desc>14§display§9§svg§600§FALSE§</svg:desc>
          <draw:polygon draw:style-name="gr14" draw:text-style-name="P9" draw:layer="layout" svg:width="0.245cm" svg:height="0.317cm" svg:x="1.77cm" svg:y="10.745cm" svg:viewBox="0 0 246 318" draw:points="123,318 0,318 0,0 246,0 246,318">
            <text:p/>
          </draw:polygon>
          <draw:path draw:style-name="gr15" draw:text-style-name="P10" draw:layer="layout" svg:width="0.204cm" svg:height="0.339cm" svg:x="1.791cm" svg:y="10.734cm" svg:viewBox="0 0 205 340" svg:d="M161 172v15c0 117-52 139-80 139-8 0-35-1-49-18 23 0 25-14 25-23 0-15-11-22-22-22-8 0-22 4-22 24 0 32 26 53 68 53 64 0 124-67 124-173 0-133-57-167-100-167-28 0-52 8-73 31-21 22-32 43-32 80 0 62 43 110 99 110 30 0 51-21 62-49zM99 210c-8 0-31 0-46-31-8-18-8-43-8-67 0-27 0-50 10-69 13-25 32-30 50-30 22 0 39 16 47 39 6 15 7 46 7 68 0 42-16 90-60 90z">
            <text:p/>
          </draw:path>
        </draw:g>
        <draw:g>
          <svg:title>TexMaths</svg:title>
          <svg:desc>14§display§10§svg§600§FALSE§</svg:desc>
          <draw:polygon draw:style-name="gr14" draw:text-style-name="P9" draw:layer="layout" svg:width="0.49cm" svg:height="0.317cm" svg:x="2.97cm" svg:y="10.745cm" svg:viewBox="0 0 491 318" draw:points="246,318 0,318 0,0 491,0 491,318">
            <text:p/>
          </draw:polygon>
          <draw:path draw:style-name="gr15" draw:text-style-name="P10" draw:layer="layout" svg:width="0.163cm" svg:height="0.328cm" svg:x="3.013cm" svg:y="10.734cm" svg:viewBox="0 0 164 329" svg:d="M102 13c0-12 0-13-11-13-31 32-76 32-91 32v16c10 0 39 0 64-14v256c0 18-1 23-46 23h-15v16c18-2 60-2 81-2 20 0 63 0 80 2v-16h-16c-44 0-46-5-46-23z">
            <text:p/>
          </draw:path>
          <draw:path draw:style-name="gr15" draw:text-style-name="P10" draw:layer="layout" svg:width="0.207cm" svg:height="0.339cm" svg:x="3.234cm" svg:y="10.734cm" svg:viewBox="0 0 208 340" svg:d="M208 171c0-39-2-79-19-115-23-48-63-56-84-56-31 0-66 13-87 59-15 33-18 73-18 112 0 37 1 81 22 119 21 40 58 50 82 50 26 0 64-11 86-57 16-34 18-73 18-112zM104 329c-19 0-48-13-58-60-5-30-5-75-5-104 0-32 0-64 4-91 10-59 46-63 59-63 16 0 48 9 58 58 6 28 6 65 6 96 0 36 0 70-6 102-8 46-36 62-58 62z">
            <text:p/>
          </draw:path>
        </draw:g>
        <draw:g>
          <svg:title>TexMaths</svg:title>
          <svg:desc>14§display§11§svg§600§FALSE§</svg:desc>
          <draw:polygon draw:style-name="gr14" draw:text-style-name="P9" draw:layer="layout" svg:width="0.49cm" svg:height="0.317cm" svg:x="4.371cm" svg:y="10.746cm" svg:viewBox="0 0 491 318" draw:points="246,318 0,318 0,0 491,0 491,318">
            <text:p/>
          </draw:polygon>
          <draw:path draw:style-name="gr15" draw:text-style-name="P10" draw:layer="layout" svg:width="0.163cm" svg:height="0.328cm" svg:x="4.414cm" svg:y="10.735cm" svg:viewBox="0 0 164 329" svg:d="M102 13c0-12 0-13-11-13-31 32-76 32-91 32v16c10 0 39 0 64-14v256c0 18-1 24-46 24h-15v15c18-1 60-1 81-1 20 0 63 0 80 1v-15h-16c-44 0-46-6-46-24z">
            <text:p/>
          </draw:path>
          <draw:path draw:style-name="gr15" draw:text-style-name="P10" draw:layer="layout" svg:width="0.163cm" svg:height="0.328cm" svg:x="4.659cm" svg:y="10.735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12§svg§600§FALSE§</svg:desc>
          <draw:polygon draw:style-name="gr14" draw:text-style-name="P9" draw:layer="layout" svg:width="0.49cm" svg:height="0.317cm" svg:x="5.971cm" svg:y="10.748cm" svg:viewBox="0 0 491 318" draw:points="246,318 0,318 0,0 491,0 491,318">
            <text:p/>
          </draw:polygon>
          <draw:path draw:style-name="gr15" draw:text-style-name="P10" draw:layer="layout" svg:width="0.163cm" svg:height="0.328cm" svg:x="6.014cm" svg:y="10.737cm" svg:viewBox="0 0 164 329" svg:d="M102 13c0-12 0-13-11-13-31 32-76 32-91 32v16c10 0 39 0 64-14v256c0 18-1 24-46 24h-15v15c18-1 60-1 81-1 20 0 63 0 80 1v-15h-16c-44 0-46-6-46-24z">
            <text:p/>
          </draw:path>
          <draw:path draw:style-name="gr15" draw:text-style-name="P10" draw:layer="layout" svg:width="0.196cm" svg:height="0.328cm" svg:x="6.241cm" svg:y="10.737cm" svg:viewBox="0 0 197 329" svg:d="M38 291l53-50c77-69 106-95 106-146 0-56-45-95-105-95-56 0-92 45-92 90 0 28 25 28 27 28 8 0 25-7 25-27 0-13-9-25-27-25-3 0-4 0-5 0 11-32 37-51 67-51 44 0 65 41 65 80 0 41-25 80-51 109l-95 107c-6 5-6 7-6 18h183l14-85h-12c-2 14-6 36-10 43-4 4-37 4-48 4z">
            <text:p/>
          </draw:path>
        </draw:g>
        <draw:g>
          <svg:title>TexMaths</svg:title>
          <svg:desc>14§display§13§svg§600§FALSE§</svg:desc>
          <draw:polygon draw:style-name="gr14" draw:text-style-name="P9" draw:layer="layout" svg:width="0.49cm" svg:height="0.317cm" svg:x="7.772cm" svg:y="10.749cm" svg:viewBox="0 0 491 318" draw:points="246,318 0,318 0,0 491,0 491,318">
            <text:p/>
          </draw:polygon>
          <draw:path draw:style-name="gr15" draw:text-style-name="P10" draw:layer="layout" svg:width="0.163cm" svg:height="0.328cm" svg:x="7.815cm" svg:y="10.738cm" svg:viewBox="0 0 164 329" svg:d="M102 13c0-12 0-13-11-13-31 32-76 32-91 32v16c10 0 39 0 64-14v256c0 18-1 23-46 23h-15v16c18-2 60-2 81-2 20 0 63 0 80 2v-16h-16c-44 0-46-5-46-23z">
            <text:p/>
          </draw:path>
          <draw:path draw:style-name="gr15" draw:text-style-name="P10" draw:layer="layout" svg:width="0.205cm" svg:height="0.339cm" svg:x="8.038cm" svg:y="10.738cm" svg:viewBox="0 0 206 340" svg:d="M123 155c41-14 69-47 69-86 0-41-44-69-91-69-51 0-87 29-87 67 0 17 10 25 25 25 16 0 25-9 25-25 0-24-23-24-30-24 15-25 47-30 65-30 20 0 48 11 48 54 0 7-2 35-14 58-15 23-32 25-45 25-3 0-15 1-18 1-4 0-8 2-8 6 0 5 4 5 12 5h21c41 0 59 34 59 83 0 67-34 81-56 81-21 0-57-8-76-38 19 3 34-8 34-26 0-19-14-28-28-28-13 0-28 7-28 28 0 46 46 78 99 78 62 0 107-45 107-95 0-41-31-80-83-90z">
            <text:p/>
          </draw:path>
        </draw:g>
        <draw:g>
          <svg:title>TexMaths</svg:title>
          <svg:desc>14§display§14§svg§600§FALSE§</svg:desc>
          <draw:polygon draw:style-name="gr14" draw:text-style-name="P9" draw:layer="layout" svg:width="0.49cm" svg:height="0.317cm" svg:x="9.772cm" svg:y="10.756cm" svg:viewBox="0 0 491 318" draw:points="246,318 0,318 0,0 491,0 491,318">
            <text:p/>
          </draw:polygon>
          <draw:path draw:style-name="gr15" draw:text-style-name="P10" draw:layer="layout" svg:width="0.163cm" svg:height="0.328cm" svg:x="9.815cm" svg:y="10.745cm" svg:viewBox="0 0 164 329" svg:d="M102 13c0-12 0-13-11-13-31 32-76 32-91 32v16c10 0 39 0 64-14v256c0 18-1 24-46 24h-15v15c18-1 60-1 81-1 20 0 63 0 80 1v-15h-16c-44 0-46-6-46-24z">
            <text:p/>
          </draw:path>
          <draw:path draw:style-name="gr15" draw:text-style-name="P10" draw:layer="layout" svg:width="0.219cm" svg:height="0.334cm" svg:x="10.031cm" svg:y="10.739cm" svg:viewBox="0 0 220 335" svg:d="M131 254v42c0 18-1 24-37 24h-10v15c20-1 46-1 67-1 20 0 46 0 67 1v-15h-11c-36 0-38-6-38-24v-42h51v-16h-51v-225c0-10 0-13-7-13-5 0-7 0-10 6l-152 232v16zM134 238h-120l120-185z">
            <text:p/>
          </draw:path>
        </draw:g>
        <draw:g>
          <svg:title>TexMaths</svg:title>
          <svg:desc>14§display§15§svg§600§FALSE§</svg:desc>
          <draw:polygon draw:style-name="gr14" draw:text-style-name="P9" draw:layer="layout" svg:width="0.49cm" svg:height="0.317cm" svg:x="11.972cm" svg:y="10.751cm" svg:viewBox="0 0 491 318" draw:points="246,318 0,318 0,0 491,0 491,318">
            <text:p/>
          </draw:polygon>
          <draw:path draw:style-name="gr15" draw:text-style-name="P10" draw:layer="layout" svg:width="0.163cm" svg:height="0.328cm" svg:x="12.015cm" svg:y="10.74cm" svg:viewBox="0 0 164 329" svg:d="M102 13c0-12 0-13-11-13-31 32-76 32-91 32v16c10 0 39 0 64-14v256c0 18-1 23-46 23h-15v16c18-2 60-2 81-2 20 0 63 0 80 2v-16h-16c-44 0-46-5-46-23z">
            <text:p/>
          </draw:path>
          <draw:path draw:style-name="gr15" draw:text-style-name="P10" draw:layer="layout" svg:width="0.196cm" svg:height="0.339cm" svg:x="12.242cm" svg:y="10.74cm" svg:viewBox="0 0 197 340" svg:d="M197 229c0-58-40-107-93-107-24 0-45 7-63 25v-97c9 3 26 7 42 7 61 0 95-46 95-51 0-3-2-6-5-6 0 0-1 0-4 1-10 5-33 14-67 14-19 0-43-2-66-14-4-1-5-1-5-1-6 0-6 4-6 13v145c0 10 0 13 7 13 3 0 4-2 7-4 6-7 24-34 63-34 27 0 39 22 42 31 8 18 10 37 10 63 0 16 0 46-13 67-11 19-29 32-53 32-35 0-64-27-73-56 2 1 3 1 9 1 17 0 25-12 25-23 0-13-8-24-25-24-7 0-24 3-24 25 0 43 34 91 90 91 57 0 107-48 107-111z">
            <text:p/>
          </draw:path>
        </draw:g>
        <draw:g>
          <svg:title>TexMaths</svg:title>
          <svg:desc>14§display§16§svg§600§FALSE§</svg:desc>
          <draw:polygon draw:style-name="gr14" draw:text-style-name="P9" draw:layer="layout" svg:width="0.49cm" svg:height="0.317cm" svg:x="13.972cm" svg:y="10.751cm" svg:viewBox="0 0 491 318" draw:points="246,318 0,318 0,0 491,0 491,318">
            <text:p/>
          </draw:polygon>
          <draw:path draw:style-name="gr15" draw:text-style-name="P10" draw:layer="layout" svg:width="0.163cm" svg:height="0.328cm" svg:x="14.015cm" svg:y="10.74cm" svg:viewBox="0 0 164 329" svg:d="M102 13c0-12 0-13-11-13-31 32-76 32-91 32v16c10 0 39 0 64-14v256c0 18-1 23-46 23h-15v16c18-2 60-2 81-2 20 0 63 0 80 2v-16h-16c-44 0-46-5-46-23z">
            <text:p/>
          </draw:path>
          <draw:path draw:style-name="gr15" draw:text-style-name="P10" draw:layer="layout" svg:width="0.205cm" svg:height="0.339cm" svg:x="14.238cm" svg:y="10.74cm" svg:viewBox="0 0 206 340" svg:d="M45 167v-12c0-124 61-142 86-142 12 0 33 2 44 19-7 0-28 0-28 23 0 15 12 22 24 22 7 0 22-4 22-24 0-29-22-53-63-53-63 0-130 64-130 173 0 132 57 167 104 167 54 0 102-46 102-112 0-63-45-110-100-110-33 0-51 25-61 49zM104 326c-31 0-47-29-49-38-9-22-9-61-9-71 0-38 16-88 60-88 7 0 31 0 46 31 9 18 9 43 9 68 0 24 0 48-9 66-15 29-37 32-48 32z">
            <text:p/>
          </draw:path>
        </draw:g>
        <draw:g>
          <svg:title>TexMaths</svg:title>
          <svg:desc>14§display§17§svg§600§FALSE§</svg:desc>
          <draw:polygon draw:style-name="gr14" draw:text-style-name="P9" draw:layer="layout" svg:width="0.49cm" svg:height="0.316cm" svg:x="15.772cm" svg:y="10.757cm" svg:viewBox="0 0 491 317" draw:points="246,317 0,317 0,0 491,0 491,317">
            <text:p/>
          </draw:polygon>
          <draw:path draw:style-name="gr15" draw:text-style-name="P10" draw:layer="layout" svg:width="0.163cm" svg:height="0.328cm" svg:x="15.815cm" svg:y="10.746cm" svg:viewBox="0 0 164 329" svg:d="M102 13c0-12 0-13-11-13-31 32-76 32-91 32v16c10 0 39 0 64-14v255c0 19-1 24-46 24h-15v16c18-2 60-2 81-2 20 0 63 0 80 2v-16h-16c-44 0-46-5-46-24z">
            <text:p/>
          </draw:path>
          <draw:path draw:style-name="gr15" draw:text-style-name="P10" draw:layer="layout" svg:width="0.212cm" svg:height="0.343cm" svg:x="16.045cm" svg:y="10.74cm" svg:viewBox="0 0 213 344" svg:d="M208 34c5-7 5-7 5-19h-121c-60 0-61-5-63-15h-12l-17 102h13c1-8 5-39 12-45 3-4 42-4 48-4h103c-5 9-45 63-56 78-44 68-61 136-61 186 0 5 0 27 24 27 22 0 22-22 22-27v-25c0-26 1-54 6-81 1-11 8-53 30-84z">
            <text:p/>
          </draw:path>
        </draw:g>
        <draw:g>
          <svg:title>TexMaths</svg:title>
          <svg:desc>14§display§18§svg§600§FALSE§</svg:desc>
          <draw:polygon draw:style-name="gr14" draw:text-style-name="P9" draw:layer="layout" svg:width="0.49cm" svg:height="0.317cm" svg:x="17.872cm" svg:y="10.751cm" svg:viewBox="0 0 491 318" draw:points="246,318 0,318 0,0 491,0 491,318">
            <text:p/>
          </draw:polygon>
          <draw:path draw:style-name="gr15" draw:text-style-name="P10" draw:layer="layout" svg:width="0.163cm" svg:height="0.328cm" svg:x="17.915cm" svg:y="10.74cm" svg:viewBox="0 0 164 329" svg:d="M102 13c0-12 0-13-11-13-31 32-76 32-91 32v16c10 0 39 0 64-14v256c0 18-1 23-46 23h-15v16c18-2 60-2 81-2 20 0 63 0 80 2v-16h-16c-44 0-46-5-46-23z">
            <text:p/>
          </draw:path>
          <draw:path draw:style-name="gr15" draw:text-style-name="P10" draw:layer="layout" svg:width="0.205cm" svg:height="0.339cm" svg:x="18.138cm" svg:y="10.74cm" svg:viewBox="0 0 206 340" svg:d="M60 104c-22-16-25-33-25-41 0-29 32-50 67-50 36 0 69 25 69 61 0 28-20 52-49 69zM131 150c37-18 61-44 61-76 0-46-44-74-88-74-51 0-90 36-90 83 0 8 0 30 21 54 6 6 24 18 36 27-29 14-71 42-71 91 0 51 50 85 102 85 56 0 104-41 104-94 0-18-6-40-24-61-10-10-18-16-51-35zM83 171l61 39c14 8 36 24 36 53 0 38-36 63-76 63-44 0-79-31-79-71 0-30 16-61 58-84z">
            <text:p/>
          </draw:path>
        </draw:g>
        <draw:g>
          <svg:title>TexMaths</svg:title>
          <svg:desc>14§display§19§svg§600§FALSE§</svg:desc>
          <draw:polygon draw:style-name="gr14" draw:text-style-name="P9" draw:layer="layout" svg:width="0.49cm" svg:height="0.317cm" svg:x="19.573cm" svg:y="10.751cm" svg:viewBox="0 0 491 318" draw:points="246,318 0,318 0,0 491,0 491,318">
            <text:p/>
          </draw:polygon>
          <draw:path draw:style-name="gr15" draw:text-style-name="P10" draw:layer="layout" svg:width="0.163cm" svg:height="0.328cm" svg:x="19.616cm" svg:y="10.74cm" svg:viewBox="0 0 164 329" svg:d="M102 13c0-12 0-13-11-13-31 32-76 32-91 32v16c10 0 39 0 64-14v256c0 18-1 23-46 23h-15v16c18-2 60-2 81-2 20 0 63 0 80 2v-16h-16c-44 0-46-5-46-23z">
            <text:p/>
          </draw:path>
          <draw:path draw:style-name="gr15" draw:text-style-name="P10" draw:layer="layout" svg:width="0.205cm" svg:height="0.339cm" svg:x="19.839cm" svg:y="10.74cm" svg:viewBox="0 0 206 340" svg:d="M161 172v15c0 117-52 139-80 139-8 0-35-1-49-18 23 0 25-14 25-23 0-15-11-22-22-22-8 0-22 4-22 24 0 32 26 53 68 53 64 0 125-67 125-173 0-133-58-167-101-167-28 0-52 8-73 31-21 22-32 43-32 80 0 62 43 110 99 110 30 0 51-21 62-49zM99 210c-8 0-30 0-46-31-8-18-8-43-8-67 0-27 0-50 10-69 14-25 32-30 50-30 22 0 39 16 47 39 6 15 7 46 7 68 0 42-16 90-60 90z">
            <text:p/>
          </draw:path>
        </draw:g>
        <draw:g>
          <svg:title>TexMaths</svg:title>
          <svg:desc>14§display§20§svg§600§FALSE§</svg:desc>
          <draw:polygon draw:style-name="gr14" draw:text-style-name="P9" draw:layer="layout" svg:width="0.49cm" svg:height="0.317cm" svg:x="1.574cm" svg:y="14.551cm" svg:viewBox="0 0 491 318" draw:points="246,318 0,318 0,0 491,0 491,318">
            <text:p/>
          </draw:polygon>
          <draw:path draw:style-name="gr15" draw:text-style-name="P10" draw:layer="layout" svg:width="0.196cm" svg:height="0.328cm" svg:x="1.599cm" svg:y="14.54cm" svg:viewBox="0 0 197 329" svg:d="M38 291l53-50c77-69 106-95 106-146 0-56-45-95-105-95-56 0-92 45-92 90 0 28 25 28 27 28 8 0 25-7 25-27 0-13-9-25-27-25-3 0-4 0-5 0 11-32 37-51 67-51 44 0 65 41 65 80 0 41-25 80-51 109l-95 107c-6 5-6 7-6 18h183l14-86h-12c-2 14-6 37-10 44-4 4-37 4-48 4z">
            <text:p/>
          </draw:path>
          <draw:path draw:style-name="gr15" draw:text-style-name="P10" draw:layer="layout" svg:width="0.207cm" svg:height="0.339cm" svg:x="1.838cm" svg:y="14.54cm" svg:viewBox="0 0 208 340" svg:d="M208 171c0-39-2-79-19-115-23-48-63-56-84-56-31 0-66 13-87 59-15 33-18 73-18 112 0 37 1 81 22 119 21 40 58 50 82 50 26 0 64-11 86-57 16-34 18-73 18-112zM104 329c-19 0-48-13-58-60-5-30-5-75-5-104 0-32 0-64 4-91 10-59 46-63 59-63 16 0 48 9 58 58 6 28 6 65 6 96 0 36 0 70-6 102-8 46-36 62-58 62z">
            <text:p/>
          </draw:path>
        </draw:g>
        <draw:g>
          <svg:title>TexMaths</svg:title>
          <svg:desc>14§display§21
§svg§600§FALSE§</svg:desc>
          <draw:polygon draw:style-name="gr14" draw:text-style-name="P9" draw:layer="layout" svg:width="0.49cm" svg:height="0.317cm" svg:x="3.175cm" svg:y="14.552cm" svg:viewBox="0 0 491 318" draw:points="246,318 0,318 0,0 491,0 491,318">
            <text:p/>
          </draw:polygon>
          <draw:path draw:style-name="gr15" draw:text-style-name="P10" draw:layer="layout" svg:width="0.196cm" svg:height="0.328cm" svg:x="3.2cm" svg:y="14.541cm" svg:viewBox="0 0 197 329" svg:d="M38 291l53-50c77-69 106-95 106-146 0-56-45-95-105-95-56 0-92 45-92 90 0 28 25 28 27 28 8 0 25-7 25-27 0-13-9-25-27-25-3 0-4 0-5 0 11-32 37-51 67-51 44 0 65 41 65 80 0 41-25 80-51 109l-95 107c-6 5-6 7-6 18h183l14-85h-12c-2 14-6 36-10 43-4 4-37 4-48 4z">
            <text:p/>
          </draw:path>
          <draw:path draw:style-name="gr15" draw:text-style-name="P10" draw:layer="layout" svg:width="0.163cm" svg:height="0.328cm" svg:x="3.463cm" svg:y="14.541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22§svg§600§FALSE§</svg:desc>
          <draw:polygon draw:style-name="gr14" draw:text-style-name="P9" draw:layer="layout" svg:width="0.49cm" svg:height="0.317cm" svg:x="5.076cm" svg:y="14.552cm" svg:viewBox="0 0 491 318" draw:points="246,318 0,318 0,0 491,0 491,318">
            <text:p/>
          </draw:polygon>
          <draw:path draw:style-name="gr15" draw:text-style-name="P10" draw:layer="layout" svg:width="0.196cm" svg:height="0.328cm" svg:x="5.101cm" svg:y="14.541cm" svg:viewBox="0 0 197 329" svg:d="M38 291l53-50c77-69 106-95 106-146 0-56-45-95-105-95-56 0-92 45-92 90 0 28 25 28 27 28 8 0 25-7 25-27 0-13-9-25-27-25-3 0-4 0-5 0 11-32 37-51 67-51 44 0 65 41 65 80 0 41-25 80-51 109l-95 107c-6 5-6 7-6 18h183l14-85h-12c-2 14-6 36-10 43-4 4-37 4-48 4z">
            <text:p/>
          </draw:path>
          <draw:path draw:style-name="gr15" draw:text-style-name="P10" draw:layer="layout" svg:width="0.196cm" svg:height="0.328cm" svg:x="5.346cm" svg:y="14.541cm" svg:viewBox="0 0 197 329" svg:d="M38 291l53-50c77-69 106-95 106-146 0-56-45-95-105-95-56 0-92 45-92 90 0 28 25 28 27 28 8 0 25-7 25-27 0-13-9-25-27-25-3 0-4 0-5 0 11-32 37-51 67-51 44 0 65 41 65 80 0 41-25 80-51 109l-95 107c-6 5-6 7-6 18h183l14-85h-12c-2 14-6 36-10 43-4 4-37 4-48 4z">
            <text:p/>
          </draw:path>
        </draw:g>
        <draw:g>
          <svg:title>TexMaths</svg:title>
          <svg:desc>14§display§23§svg§600§FALSE§</svg:desc>
          <draw:polygon draw:style-name="gr14" draw:text-style-name="P9" draw:layer="layout" svg:width="0.49cm" svg:height="0.317cm" svg:x="7.277cm" svg:y="14.552cm" svg:viewBox="0 0 491 318" draw:points="246,318 0,318 0,0 491,0 491,318">
            <text:p/>
          </draw:polygon>
          <draw:path draw:style-name="gr15" draw:text-style-name="P10" draw:layer="layout" svg:width="0.196cm" svg:height="0.328cm" svg:x="7.302cm" svg:y="14.541cm" svg:viewBox="0 0 197 329" svg:d="M38 291l53-50c77-69 106-95 106-146 0-56-45-95-105-95-56 0-92 45-92 90 0 28 25 28 27 28 8 0 25-7 25-27 0-13-9-25-27-25-3 0-4 0-5 0 11-32 37-51 67-51 44 0 65 41 65 80 0 41-25 80-51 109l-95 107c-6 5-6 7-6 18h183l14-86h-12c-2 14-6 37-10 44-4 4-37 4-48 4z">
            <text:p/>
          </draw:path>
          <draw:path draw:style-name="gr15" draw:text-style-name="P10" draw:layer="layout" svg:width="0.205cm" svg:height="0.339cm" svg:x="7.543cm" svg:y="14.541cm" svg:viewBox="0 0 206 340" svg:d="M123 155c41-14 69-47 69-86 0-41-44-69-91-69-51 0-87 29-87 67 0 17 10 25 25 25 16 0 25-9 25-25 0-24-23-24-30-24 15-25 47-30 65-30 20 0 48 11 48 54 0 7-2 35-14 58-15 23-32 25-45 25-3 0-15 1-18 1-4 0-8 2-8 6 0 5 4 5 12 5h21c41 0 59 34 59 83 0 67-34 81-56 81-21 0-57-8-76-38 19 3 34-8 34-26 0-19-14-28-28-28-13 0-28 7-28 28 0 46 46 78 99 78 62 0 107-45 107-95 0-41-31-80-83-90z">
            <text:p/>
          </draw:path>
        </draw:g>
        <draw:g>
          <svg:title>TexMaths</svg:title>
          <svg:desc>14§display§24§svg§600§FALSE§</svg:desc>
          <draw:polygon draw:style-name="gr14" draw:text-style-name="P9" draw:layer="layout" svg:width="0.49cm" svg:height="0.317cm" svg:x="8.878cm" svg:y="14.559cm" svg:viewBox="0 0 491 318" draw:points="246,318 0,318 0,0 491,0 491,318">
            <text:p/>
          </draw:polygon>
          <draw:path draw:style-name="gr15" draw:text-style-name="P10" draw:layer="layout" svg:width="0.196cm" svg:height="0.328cm" svg:x="8.903cm" svg:y="14.548cm" svg:viewBox="0 0 197 329" svg:d="M38 292l53-51c77-69 106-95 106-146 0-56-45-95-105-95-56 0-92 45-92 90 0 28 25 28 27 28 8 0 25-7 25-27 0-13-9-25-27-25-3 0-4 0-5 0 11-32 37-51 67-51 44 0 65 41 65 80 0 41-25 80-51 110l-95 106c-6 6-6 7-6 18h183l14-85h-12c-2 14-6 36-10 43-4 5-37 5-48 5z">
            <text:p/>
          </draw:path>
          <draw:path draw:style-name="gr15" draw:text-style-name="P10" draw:layer="layout" svg:width="0.219cm" svg:height="0.334cm" svg:x="9.137cm" svg:y="14.542cm" svg:viewBox="0 0 220 335" svg:d="M131 254v42c0 18-1 24-37 24h-10v15c20-1 46-1 67-1 20 0 46 0 67 1v-15h-11c-36 0-38-6-38-24v-42h51v-16h-51v-225c0-10 0-13-7-13-5 0-7 0-10 6l-152 232v16zM134 238h-120l120-185z">
            <text:p/>
          </draw:path>
        </draw:g>
        <draw:g>
          <svg:title>TexMaths</svg:title>
          <svg:desc>14§display§25§svg§600§FALSE§</svg:desc>
          <draw:polygon draw:style-name="gr14" draw:text-style-name="P9" draw:layer="layout" svg:width="0.49cm" svg:height="0.317cm" svg:x="11.16cm" svg:y="14.558cm" svg:viewBox="0 0 491 318" draw:points="246,318 0,318 0,0 491,0 491,318">
            <text:p/>
          </draw:polygon>
          <draw:path draw:style-name="gr15" draw:text-style-name="P10" draw:layer="layout" svg:width="0.196cm" svg:height="0.328cm" svg:x="11.185cm" svg:y="14.547cm" svg:viewBox="0 0 197 329" svg:d="M38 291l53-50c77-69 106-95 106-146 0-56-45-95-105-95-56 0-92 45-92 90 0 28 25 28 27 28 8 0 25-7 25-27 0-13-9-25-27-25-3 0-4 0-5 0 11-32 37-51 67-51 44 0 65 41 65 80 0 41-25 80-51 109l-95 107c-6 5-6 7-6 18h183l14-86h-12c-2 14-6 37-10 44-4 4-37 4-48 4z">
            <text:p/>
          </draw:path>
          <draw:path draw:style-name="gr15" draw:text-style-name="P10" draw:layer="layout" svg:width="0.196cm" svg:height="0.339cm" svg:x="11.43cm" svg:y="14.547cm" svg:viewBox="0 0 197 340" svg:d="M197 229c0-58-40-107-93-107-24 0-45 7-63 25v-97c9 3 26 7 42 7 61 0 95-46 95-51 0-3-2-6-5-6 0 0-1 0-4 1-10 5-33 14-67 14-19 0-43-2-66-14-4-1-5-1-5-1-6 0-6 4-6 13v145c0 10 0 13 7 13 3 0 4-2 7-4 6-7 24-34 63-34 27 0 39 22 42 31 8 18 10 37 10 63 0 16 0 46-13 67-11 19-29 32-53 32-35 0-64-27-73-56 2 1 3 1 9 1 17 0 25-12 25-23 0-13-8-24-25-24-7 0-24 3-24 25 0 43 34 91 90 91 57 0 107-48 107-111z">
            <text:p/>
          </draw:path>
        </draw:g>
        <draw:custom-shape draw:style-name="gr1" draw:text-style-name="P1" xml:id="id147" draw:id="id147" draw:layer="layout" svg:width="0.229cm" svg:height="0.248cm" svg:x="8.76cm" svg:y="12.3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148" draw:id="id148" draw:layer="layout" svg:width="0.229cm" svg:height="0.248cm" svg:x="8.76cm" svg:y="12.9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875cm" svg:y1="12.583cm" svg:x2="8.875cm" svg:y2="12.936cm" draw:start-shape="id147" draw:start-glue-point="8" draw:end-shape="id148" draw:end-glue-point="4" svg:d="M8875 12583v353" svg:viewBox="0 0 1 354">
          <text:p/>
        </draw:connector>
        <draw:custom-shape draw:style-name="gr11" draw:text-style-name="P7" xml:id="id149" draw:id="id149" draw:layer="layout" svg:width="0.229cm" svg:height="0.248cm" svg:x="8.76cm" svg:y="12.9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0" draw:id="id150" draw:layer="layout" svg:width="0.229cm" svg:height="0.248cm" svg:x="8.76cm" svg:y="13.5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875cm" svg:y1="13.184cm" svg:x2="8.875cm" svg:y2="13.537cm" draw:start-shape="id149" draw:start-glue-point="8" draw:end-shape="id150" draw:end-glue-point="4" svg:d="M8875 13184v353" svg:viewBox="0 0 1 354">
          <text:p/>
        </draw:connector>
        <draw:custom-shape draw:style-name="gr3" draw:text-style-name="P2" xml:id="id151" draw:id="id151" draw:layer="layout" svg:width="0.229cm" svg:height="0.248cm" svg:x="9.46cm" svg:y="12.63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52" draw:id="id152" draw:layer="layout" svg:width="0.229cm" svg:height="0.248cm" svg:x="9.46cm" svg:y="13.23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9.575cm" svg:y1="12.882cm" svg:x2="9.575cm" svg:y2="13.235cm" draw:start-shape="id151" draw:start-glue-point="8" draw:end-shape="id152" draw:end-glue-point="4" svg:d="M9575 12882v353" svg:viewBox="0 0 1 354">
          <text:p/>
        </draw:connector>
        <draw:connector draw:style-name="gr4" draw:text-style-name="P2" draw:layer="layout" draw:type="line" svg:x1="8.956cm" svg:y1="12.547cm" svg:x2="9.46cm" svg:y2="12.758cm" draw:start-shape="id147" draw:start-glue-point="9" draw:end-shape="id151" draw:end-glue-point="6" svg:d="M8956 12547l504 211" svg:viewBox="0 0 505 212">
          <text:p/>
        </draw:connector>
        <draw:connector draw:style-name="gr4" draw:text-style-name="P2" draw:layer="layout" draw:type="line" svg:x1="9.46cm" svg:y1="12.758cm" svg:x2="8.989cm" svg:y2="13.06cm" draw:start-shape="id151" draw:start-glue-point="6" draw:end-shape="id149" draw:end-glue-point="10" svg:d="M9460 12758l-471 302" svg:viewBox="0 0 472 303">
          <text:p/>
        </draw:connector>
        <draw:connector draw:style-name="gr4" draw:text-style-name="P2" draw:layer="layout" draw:type="line" svg:x1="8.989cm" svg:y1="13.06cm" svg:x2="9.46cm" svg:y2="13.359cm" draw:start-shape="id149" draw:start-glue-point="10" draw:end-shape="id152" draw:end-glue-point="6" svg:d="M8989 13060l471 299" svg:viewBox="0 0 472 300">
          <text:p/>
        </draw:connector>
        <draw:connector draw:style-name="gr4" draw:text-style-name="P2" draw:layer="layout" draw:type="line" svg:x1="9.46cm" svg:y1="13.359cm" svg:x2="8.989cm" svg:y2="13.661cm" draw:start-shape="id152" draw:start-glue-point="6" draw:end-shape="id150" draw:end-glue-point="10" svg:d="M9460 13359l-471 302" svg:viewBox="0 0 472 303">
          <text:p/>
        </draw:connector>
        <draw:g>
          <svg:title>TexMaths</svg:title>
          <svg:desc>14§display§26§svg§600§FALSE§</svg:desc>
          <draw:polygon draw:style-name="gr14" draw:text-style-name="P9" draw:layer="layout" svg:width="0.49cm" svg:height="0.317cm" svg:x="13.26cm" svg:y="14.558cm" svg:viewBox="0 0 491 318" draw:points="246,318 0,318 0,0 491,0 491,318">
            <text:p/>
          </draw:polygon>
          <draw:path draw:style-name="gr15" draw:text-style-name="P10" draw:layer="layout" svg:width="0.196cm" svg:height="0.328cm" svg:x="13.285cm" svg:y="14.547cm" svg:viewBox="0 0 197 329" svg:d="M38 291l53-50c77-69 106-95 106-146 0-56-45-95-105-95-56 0-92 45-92 90 0 28 25 28 27 28 8 0 25-7 25-27 0-13-9-25-27-25-3 0-4 0-5 0 11-32 37-51 67-51 44 0 65 41 65 80 0 41-25 80-51 109l-95 107c-6 5-6 7-6 18h183l14-86h-12c-2 14-6 37-10 44-4 4-37 4-48 4z">
            <text:p/>
          </draw:path>
          <draw:path draw:style-name="gr15" draw:text-style-name="P10" draw:layer="layout" svg:width="0.205cm" svg:height="0.339cm" svg:x="13.526cm" svg:y="14.547cm" svg:viewBox="0 0 206 340" svg:d="M45 167v-12c0-124 61-142 86-142 12 0 33 2 44 19-7 0-28 0-28 23 0 15 12 22 24 22 7 0 22-4 22-24 0-29-22-53-63-53-63 0-130 64-130 173 0 132 57 167 104 167 54 0 102-46 102-112 0-63-45-110-100-110-33 0-51 25-61 49zM104 326c-31 0-47-29-49-38-9-22-9-61-9-71 0-38 16-88 60-88 7 0 31 0 46 31 9 18 9 43 9 68 0 24 0 48-9 66-15 29-37 32-48 32z">
            <text:p/>
          </draw:path>
        </draw:g>
        <draw:g>
          <svg:title>TexMaths</svg:title>
          <svg:desc>14§display§27§svg§600§FALSE§</svg:desc>
          <draw:polygon draw:style-name="gr14" draw:text-style-name="P9" draw:layer="layout" svg:width="0.49cm" svg:height="0.316cm" svg:x="15.16cm" svg:y="14.564cm" svg:viewBox="0 0 491 317" draw:points="246,317 0,317 0,0 491,0 491,317">
            <text:p/>
          </draw:polygon>
          <draw:path draw:style-name="gr15" draw:text-style-name="P10" draw:layer="layout" svg:width="0.196cm" svg:height="0.328cm" svg:x="15.185cm" svg:y="14.553cm" svg:viewBox="0 0 197 329" svg:d="M38 291l53-50c77-69 106-96 106-146 0-56-45-95-105-95-56 0-92 45-92 89 0 28 25 28 27 28 8 0 25-7 25-26 0-13-9-25-27-25-3 0-4 0-5 0 11-32 37-51 67-51 44 0 65 41 65 80 0 41-25 80-51 109l-95 106c-6 6-6 7-6 19h183l14-86h-12c-2 14-6 37-10 44-4 4-37 4-48 4z">
            <text:p/>
          </draw:path>
          <draw:path draw:style-name="gr15" draw:text-style-name="P10" draw:layer="layout" svg:width="0.212cm" svg:height="0.343cm" svg:x="15.433cm" svg:y="14.547cm" svg:viewBox="0 0 213 344" svg:d="M208 34c5-7 5-7 5-19h-121c-60 0-61-5-63-15h-12l-17 102h13c1-8 5-39 12-45 3-4 42-4 48-4h103c-5 9-45 63-56 78-44 68-61 136-61 186 0 5 0 27 24 27 22 0 22-22 22-27v-25c0-26 1-54 6-81 1-11 8-53 30-84z">
            <text:p/>
          </draw:path>
        </draw:g>
        <draw:g>
          <svg:title>TexMaths</svg:title>
          <svg:desc>14§display§28§svg§600§FALSE§</svg:desc>
          <draw:polygon draw:style-name="gr14" draw:text-style-name="P9" draw:layer="layout" svg:width="0.49cm" svg:height="0.317cm" svg:x="17.06cm" svg:y="14.558cm" svg:viewBox="0 0 491 318" draw:points="246,318 0,318 0,0 491,0 491,318">
            <text:p/>
          </draw:polygon>
          <draw:path draw:style-name="gr15" draw:text-style-name="P10" draw:layer="layout" svg:width="0.196cm" svg:height="0.328cm" svg:x="17.085cm" svg:y="14.547cm" svg:viewBox="0 0 197 329" svg:d="M38 291l53-50c77-69 106-95 106-146 0-56-45-95-105-95-56 0-92 45-92 90 0 28 25 28 27 28 8 0 25-7 25-27 0-13-9-25-27-25-3 0-4 0-5 0 11-32 37-51 67-51 44 0 65 41 65 80 0 41-25 80-51 109l-95 107c-6 5-6 7-6 18h183l14-86h-12c-2 14-6 37-10 44-4 4-37 4-48 4z">
            <text:p/>
          </draw:path>
          <draw:path draw:style-name="gr15" draw:text-style-name="P10" draw:layer="layout" svg:width="0.205cm" svg:height="0.339cm" svg:x="17.326cm" svg:y="14.547cm" svg:viewBox="0 0 206 340" svg:d="M60 104c-22-16-25-33-25-41 0-29 32-50 67-50 36 0 69 25 69 61 0 28-20 52-49 69zM131 150c37-18 61-44 61-76 0-46-44-74-88-74-51 0-90 36-90 83 0 8 0 30 21 54 6 6 24 18 36 27-29 14-71 42-71 91 0 51 50 85 102 85 56 0 104-41 104-94 0-18-6-40-24-61-10-10-18-16-51-35zM83 171l61 39c14 8 36 24 36 53 0 38-36 63-76 63-44 0-79-31-79-71 0-30 16-61 58-84z">
            <text:p/>
          </draw:path>
        </draw:g>
        <draw:g>
          <svg:title>TexMaths</svg:title>
          <svg:desc>14§display§29§svg§600§FALSE§</svg:desc>
          <draw:polygon draw:style-name="gr14" draw:text-style-name="P9" draw:layer="layout" svg:width="0.49cm" svg:height="0.317cm" svg:x="19.26cm" svg:y="14.558cm" svg:viewBox="0 0 491 318" draw:points="246,318 0,318 0,0 491,0 491,318">
            <text:p/>
          </draw:polygon>
          <draw:path draw:style-name="gr15" draw:text-style-name="P10" draw:layer="layout" svg:width="0.196cm" svg:height="0.328cm" svg:x="19.285cm" svg:y="14.547cm" svg:viewBox="0 0 197 329" svg:d="M38 291l53-50c77-69 106-95 106-146 0-56-45-95-105-95-56 0-92 45-92 90 0 28 25 28 27 28 8 0 25-7 25-27 0-13-9-25-27-25-3 0-4 0-5 0 11-32 37-51 67-51 44 0 65 41 65 80 0 41-25 80-51 109l-95 107c-6 5-6 7-6 18h183l14-86h-12c-2 14-6 37-10 44-4 4-37 4-48 4z">
            <text:p/>
          </draw:path>
          <draw:path draw:style-name="gr15" draw:text-style-name="P10" draw:layer="layout" svg:width="0.205cm" svg:height="0.339cm" svg:x="19.526cm" svg:y="14.547cm" svg:viewBox="0 0 206 340" svg:d="M161 172v15c0 117-52 139-80 139-8 0-35-1-49-18 23 0 25-14 25-23 0-15-11-22-22-22-8 0-22 4-22 24 0 32 26 53 68 53 64 0 125-67 125-173 0-133-58-167-101-167-28 0-52 8-73 31-21 22-32 43-32 80 0 62 43 110 99 110 30 0 51-21 62-49zM99 210c-8 0-30 0-46-31-8-18-8-43-8-67 0-27 0-50 10-69 14-25 32-30 50-30 22 0 39 16 47 39 6 15 7 46 7 68 0 42-16 90-60 90z">
            <text:p/>
          </draw:path>
        </draw:g>
        <draw:g>
          <svg:title>TexMaths</svg:title>
          <svg:desc>11§latex§3-node graphlets§svg§600§FALSE§</svg:desc>
          <draw:polygon draw:style-name="gr14" draw:text-style-name="P9" draw:layer="layout" svg:width="2.796cm" svg:height="0.342cm" svg:x="5.468cm" svg:y="4.081cm" svg:viewBox="0 0 2797 343" draw:points="1398,343 0,343 0,0 2797,0 2797,343">
            <text:p/>
          </draw:polygon>
          <draw:path draw:style-name="gr15" draw:text-style-name="P10" draw:layer="layout" svg:width="0.161cm" svg:height="0.266cm" svg:x="5.484cm" svg:y="4.091cm" svg:viewBox="0 0 162 267" svg:d="M97 122c32-11 54-37 54-68 0-32-34-54-72-54-39 0-68 23-68 53 0 13 8 20 20 20s20-8 20-20c0-19-19-19-25-19 12-20 38-24 52-24 15 0 37 9 37 43 0 5-1 27-11 45-12 19-25 20-35 20-2 0-12 1-14 1-3 0-7 1-7 4 0 5 4 5 10 5h17c32 0 46 26 46 65 0 52-26 63-44 63-17 0-45-6-59-29 14 2 26-7 26-21s-11-22-22-22c-10 0-22 5-22 22 0 36 36 61 78 61 48 0 84-35 84-74 0-32-25-63-65-71z">
            <text:p/>
          </draw:path>
          <draw:polygon draw:style-name="gr15" draw:text-style-name="P10" draw:layer="layout" svg:width="0.102cm" svg:height="0.022cm" svg:x="5.665cm" svg:y="4.254cm" svg:viewBox="0 0 103 23" draw:points="103,23 103,0 0,0 0,23">
            <text:p/>
          </draw:polygon>
          <draw:path draw:style-name="gr15" draw:text-style-name="P10" draw:layer="layout" svg:width="0.195cm" svg:height="0.171cm" svg:x="5.801cm" svg:y="4.178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7 0 31 2 31 22z">
            <text:p/>
          </draw:path>
          <draw:path draw:style-name="gr15" draw:text-style-name="P10" draw:layer="layout" svg:width="0.172cm" svg:height="0.177cm" svg:x="6.014cm" svg:y="4.176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15" draw:text-style-name="P10" draw:layer="layout" svg:width="0.19cm" svg:height="0.273cm" svg:x="6.219cm" svg:y="4.08cm" svg:viewBox="0 0 191 274" svg:d="M134 248v26l57-4v-12c-26 0-29-4-29-22v-236l-56 4v13c27 0 29 2 29 22v83c-11-14-27-24-48-24-46 0-87 38-87 88s38 88 82 88c26 0 42-13 52-26zM134 144v79c0 8 0 8-4 15-11 18-29 27-45 27-18 0-32-10-41-25-11-15-12-37-12-54 0-14 1-37 12-55 9-12 23-24 44-24 14 0 30 5 42 23 4 6 4 8 4 14z">
            <text:p/>
          </draw:path>
          <draw:path draw:style-name="gr15" draw:text-style-name="P10" draw:layer="layout" svg:width="0.15cm" svg:height="0.177cm" svg:x="6.431cm" svg:y="4.176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15" draw:text-style-name="P10" draw:layer="layout" svg:width="0.177cm" svg:height="0.255cm" svg:x="6.731cm" svg:y="4.174cm" svg:viewBox="0 0 178 256" svg:d="M76 109c-34 0-34-39-34-47 0-11 0-23 6-33 3-5 11-16 28-16 33 0 33 39 33 48 0 11 0 23-6 33-3 4-12 15-27 15zM31 124c0-1 0-11 6-18 15 11 31 12 39 12 36 0 63-27 63-56 0-15-7-29-17-38 14-13 29-15 35-15 1 0 4 0 5 0-5 2-7 5-7 11s6 11 11 11c4 0 12-3 12-12 0-7-5-19-20-19-7 0-25 2-41 19-17-13-33-15-41-15-36 0-64 27-64 57 0 17 9 31 19 40-6 6-12 19-12 32 0 12 5 27 17 34-24 7-36 25-36 40 0 27 38 49 86 49 46 0 87-19 87-50 0-13-6-33-26-44-21-11-44-11-67-11-10 0-26 0-29 0-13-2-20-15-20-27zM87 247c-40 0-67-20-67-40 0-18 15-33 32-34h23c34 0 77 0 77 34 0 21-28 40-65 40z">
            <text:p/>
          </draw:path>
          <draw:path draw:style-name="gr15" draw:text-style-name="P10" draw:layer="layout" svg:width="0.13cm" svg:height="0.171cm" svg:x="6.923cm" svg:y="4.178cm" svg:viewBox="0 0 131 172" svg:d="M54 43v-43l-54 4v13c27 0 31 2 31 22v103c0 18-5 18-31 18v12c15 0 33-1 44-1 16 0 34 0 49 1v-12h-7c-29 0-30-5-30-18v-61c0-38 17-72 46-72 2 0 4 0 5 0-1 0-9 5-9 15 0 11 8 17 16 17 7 0 17-5 17-17 0-13-12-24-29-24-28 0-43 26-48 43z">
            <text:p/>
          </draw:path>
          <draw:path draw:style-name="gr15" draw:text-style-name="P10" draw:layer="layout" svg:width="0.174cm" svg:height="0.177cm" svg:x="7.079cm" svg:y="4.176cm" svg:viewBox="0 0 175 178" svg:d="M113 145c1 16 12 32 30 32 9 0 32-5 32-37v-22h-9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15" draw:text-style-name="P10" draw:layer="layout" svg:width="0.19cm" svg:height="0.247cm" svg:x="7.267cm" svg:y="4.178cm" svg:viewBox="0 0 191 248" svg:d="M56 25v-25l-56 4v13c27 0 31 2 31 18v183c0 18-5 18-31 18v12c13-1 33-3 44-3 10 0 30 2 44 3v-12c-26 0-31 0-31-18v-66-3c2 6 19 27 47 27 48 0 87-38 87-88 0-49-37-88-81-88-30 0-46 18-54 25zM57 128v-87c11-20 31-31 51-31 27 0 51 34 51 78 0 47-27 79-56 79-15 0-30-7-40-23-6-9-6-9-6-16z">
            <text:p/>
          </draw:path>
          <draw:path draw:style-name="gr15" draw:text-style-name="P10" draw:layer="layout" svg:width="0.195cm" svg:height="0.269cm" svg:x="7.483cm" svg:y="4.08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7 0 31 2 31 22z">
            <text:p/>
          </draw:path>
          <draw:path draw:style-name="gr15" draw:text-style-name="P10" draw:layer="layout" svg:width="0.086cm" svg:height="0.269cm" svg:x="7.696cm" svg:y="4.08cm" svg:viewBox="0 0 87 270" svg:d="M56 0l-56 4v13c27 0 31 2 31 22v201c0 18-5 18-31 18v12c13 0 34-1 44-1 9 0 29 1 43 1v-12c-27 0-31 0-31-18z">
            <text:p/>
          </draw:path>
          <draw:path draw:style-name="gr15" draw:text-style-name="P10" draw:layer="layout" svg:width="0.15cm" svg:height="0.177cm" svg:x="7.802cm" svg:y="4.176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15" draw:text-style-name="P10" draw:layer="layout" svg:width="0.121cm" svg:height="0.242cm" svg:x="7.969cm" svg:y="4.111cm" svg:viewBox="0 0 122 243" svg:d="M60 84h55v-12h-55v-72h-9c-2 32-13 74-51 75v9h33v106c0 49 36 53 51 53 27 0 38-27 38-53v-22h-10v22c0 29-11 43-26 43-26 0-26-35-26-41z">
            <text:p/>
          </draw:path>
          <draw:path draw:style-name="gr15" draw:text-style-name="P10" draw:layer="layout" svg:width="0.127cm" svg:height="0.177cm" svg:x="8.124cm" svg:y="4.176cm" svg:viewBox="0 0 128 178" svg:d="M68 99c9 1 41 8 41 35 0 20-13 37-44 37-33 0-47-24-54-57-1-4-2-6-6-6-5 0-5 3-5 10v51c0 7 0 9 4 9 3 0 3 0 10-7 0 0 0-2 8-9 16 16 34 16 43 16 45 0 63-25 63-54 0-21-13-32-17-36-13-13-27-16-44-19-22-4-48-10-48-32 0-14 10-29 44-29 43 0 44 35 45 47 1 3 4 3 4 3 6 0 6-2 6-10v-39c0-7 0-9-5-9-2 0-2 0-7 4-2 3-6 6-7 7-14-11-31-11-36-11-49 0-63 26-63 47 0 15 7 26 16 34 14 10 25 13 52 18z">
            <text:p/>
          </draw:path>
        </draw:g>
        <draw:g>
          <svg:title>TexMaths</svg:title>
          <svg:desc>11§latex§4-node graphlets§svg§600§FALSE§</svg:desc>
          <draw:polygon draw:style-name="gr14" draw:text-style-name="P9" draw:layer="layout" svg:width="2.796cm" svg:height="0.342cm" svg:x="13.169cm" svg:y="4.081cm" svg:viewBox="0 0 2797 343" draw:points="1398,343 0,343 0,0 2797,0 2797,343">
            <text:p/>
          </draw:polygon>
          <draw:path draw:style-name="gr15" draw:text-style-name="P10" draw:layer="layout" svg:width="0.172cm" svg:height="0.262cm" svg:x="13.18cm" svg:y="4.087cm" svg:viewBox="0 0 173 263" svg:d="M103 199v33c0 15-1 19-29 19h-8v12c15-1 36-1 53-1 15 0 36 0 53 1v-12h-9c-29 0-30-4-30-19v-33h40v-12h-40v-177c0-8 0-10-5-10s-6 0-8 4l-120 183v12zM106 187h-95l95-145z">
            <text:p/>
          </draw:path>
          <draw:polygon draw:style-name="gr15" draw:text-style-name="P10" draw:layer="layout" svg:width="0.102cm" svg:height="0.022cm" svg:x="13.366cm" svg:y="4.254cm" svg:viewBox="0 0 103 23" draw:points="103,23 103,0 0,0 0,23">
            <text:p/>
          </draw:polygon>
          <draw:path draw:style-name="gr15" draw:text-style-name="P10" draw:layer="layout" svg:width="0.195cm" svg:height="0.171cm" svg:x="13.502cm" svg:y="4.178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7 0 31 2 31 22z">
            <text:p/>
          </draw:path>
          <draw:path draw:style-name="gr15" draw:text-style-name="P10" draw:layer="layout" svg:width="0.172cm" svg:height="0.177cm" svg:x="13.715cm" svg:y="4.176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15" draw:text-style-name="P10" draw:layer="layout" svg:width="0.19cm" svg:height="0.273cm" svg:x="13.92cm" svg:y="4.08cm" svg:viewBox="0 0 191 274" svg:d="M134 248v26l57-4v-12c-26 0-29-4-29-22v-236l-56 4v13c27 0 29 2 29 22v83c-11-14-27-24-48-24-46 0-87 38-87 88s38 88 82 88c26 0 42-13 52-26zM134 144v79c0 8 0 8-4 15-11 18-29 27-45 27-18 0-32-10-41-25-11-15-12-37-12-54 0-14 1-37 12-55 9-12 23-24 44-24 14 0 30 5 42 23 4 6 4 8 4 14z">
            <text:p/>
          </draw:path>
          <draw:path draw:style-name="gr15" draw:text-style-name="P10" draw:layer="layout" svg:width="0.15cm" svg:height="0.177cm" svg:x="14.132cm" svg:y="4.176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15" draw:text-style-name="P10" draw:layer="layout" svg:width="0.177cm" svg:height="0.255cm" svg:x="14.432cm" svg:y="4.174cm" svg:viewBox="0 0 178 256" svg:d="M76 109c-34 0-34-39-34-47 0-11 0-23 6-33 3-5 11-16 28-16 33 0 33 39 33 48 0 11 0 23-6 33-3 4-12 15-27 15zM31 124c0-1 0-11 6-18 15 11 31 12 39 12 36 0 63-27 63-56 0-15-7-29-17-38 14-13 29-15 35-15 1 0 4 0 5 0-5 2-7 5-7 11s6 11 11 11c4 0 12-3 12-12 0-7-5-19-20-19-7 0-25 2-41 19-17-13-33-15-41-15-36 0-64 27-64 57 0 17 9 31 19 40-6 6-12 19-12 32 0 12 5 27 17 34-24 7-36 25-36 40 0 27 38 49 86 49 46 0 87-19 87-50 0-13-6-33-26-44-21-11-44-11-67-11-10 0-26 0-29 0-13-2-20-15-20-27zM87 247c-40 0-67-20-67-40 0-18 15-33 32-34h23c34 0 77 0 77 34 0 21-28 40-65 40z">
            <text:p/>
          </draw:path>
          <draw:path draw:style-name="gr15" draw:text-style-name="P10" draw:layer="layout" svg:width="0.13cm" svg:height="0.171cm" svg:x="14.624cm" svg:y="4.178cm" svg:viewBox="0 0 131 172" svg:d="M54 43v-43l-54 4v13c27 0 31 2 31 22v103c0 18-5 18-31 18v12c15 0 33-1 44-1 16 0 34 0 49 1v-12h-7c-29 0-30-5-30-18v-61c0-38 17-72 46-72 2 0 4 0 5 0-1 0-9 5-9 15 0 11 8 17 16 17 7 0 17-5 17-17 0-13-12-24-29-24-28 0-43 26-48 43z">
            <text:p/>
          </draw:path>
          <draw:path draw:style-name="gr15" draw:text-style-name="P10" draw:layer="layout" svg:width="0.174cm" svg:height="0.177cm" svg:x="14.78cm" svg:y="4.176cm" svg:viewBox="0 0 175 178" svg:d="M113 145c1 16 12 32 30 32 9 0 32-5 32-37v-22h-9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15" draw:text-style-name="P10" draw:layer="layout" svg:width="0.19cm" svg:height="0.247cm" svg:x="14.968cm" svg:y="4.178cm" svg:viewBox="0 0 191 248" svg:d="M56 25v-25l-56 4v13c27 0 31 2 31 18v183c0 18-5 18-31 18v12c13-1 33-3 44-3 10 0 30 2 44 3v-12c-26 0-31 0-31-18v-66-3c2 6 19 27 47 27 48 0 87-38 87-88 0-49-37-88-81-88-30 0-46 18-54 25zM57 128v-87c11-20 31-31 51-31 27 0 51 34 51 78 0 47-27 79-56 79-15 0-30-7-40-23-6-9-6-9-6-16z">
            <text:p/>
          </draw:path>
          <draw:path draw:style-name="gr15" draw:text-style-name="P10" draw:layer="layout" svg:width="0.195cm" svg:height="0.269cm" svg:x="15.184cm" svg:y="4.08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7 0 31 2 31 22z">
            <text:p/>
          </draw:path>
          <draw:path draw:style-name="gr15" draw:text-style-name="P10" draw:layer="layout" svg:width="0.086cm" svg:height="0.269cm" svg:x="15.397cm" svg:y="4.08cm" svg:viewBox="0 0 87 270" svg:d="M56 0l-56 4v13c27 0 31 2 31 22v201c0 18-5 18-31 18v12c13 0 34-1 44-1 9 0 29 1 43 1v-12c-27 0-31 0-31-18z">
            <text:p/>
          </draw:path>
          <draw:path draw:style-name="gr15" draw:text-style-name="P10" draw:layer="layout" svg:width="0.15cm" svg:height="0.177cm" svg:x="15.503cm" svg:y="4.176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15" draw:text-style-name="P10" draw:layer="layout" svg:width="0.121cm" svg:height="0.242cm" svg:x="15.67cm" svg:y="4.111cm" svg:viewBox="0 0 122 243" svg:d="M60 84h55v-12h-55v-72h-9c-2 32-13 74-51 75v9h33v106c0 49 36 53 51 53 27 0 38-27 38-53v-22h-10v22c0 29-11 43-26 43-26 0-26-35-26-41z">
            <text:p/>
          </draw:path>
          <draw:path draw:style-name="gr15" draw:text-style-name="P10" draw:layer="layout" svg:width="0.127cm" svg:height="0.177cm" svg:x="15.825cm" svg:y="4.176cm" svg:viewBox="0 0 128 178" svg:d="M68 99c9 1 41 8 41 35 0 20-13 37-44 37-33 0-47-24-54-57-1-4-2-6-6-6-5 0-5 3-5 10v51c0 7 0 9 4 9 3 0 3 0 10-7 0 0 0-2 8-9 16 16 34 16 43 16 45 0 63-25 63-54 0-21-13-32-17-36-13-13-27-16-44-19-22-4-48-10-48-32 0-14 10-29 44-29 43 0 44 35 45 47 1 3 4 3 4 3 6 0 6-2 6-10v-39c0-7 0-9-5-9-2 0-2 0-7 4-2 3-6 6-7 7-14-11-31-11-36-11-49 0-63 26-63 47 0 15 7 26 16 34 14 10 25 13 52 18z">
            <text:p/>
          </draw:path>
        </draw:g>
        <draw:g>
          <svg:title>TexMaths</svg:title>
          <svg:desc>11§latex§5-node graphlets§svg§600§FALSE§</svg:desc>
          <draw:polygon draw:style-name="gr14" draw:text-style-name="P9" draw:layer="layout" svg:width="2.796cm" svg:height="0.342cm" svg:x="9.171cm" svg:y="7.581cm" svg:viewBox="0 0 2797 343" draw:points="1398,343 0,343 0,0 2797,0 2797,343">
            <text:p/>
          </draw:polygon>
          <draw:path draw:style-name="gr15" draw:text-style-name="P10" draw:layer="layout" svg:width="0.154cm" svg:height="0.266cm" svg:x="9.191cm" svg:y="7.591cm" svg:viewBox="0 0 155 267" svg:d="M155 181c0-47-32-85-74-85-18 0-35 5-49 20v-76c8 2 21 5 33 5 48 0 75-36 75-41 0-2-1-4-4-4 0 0-1 0-3 1-8 3-26 11-53 11-15 0-34-2-51-11-4-1-5-1-5-1-4 0-4 3-4 10v114c0 8 0 10 5 10 2 0 4-1 6-3 4-6 18-26 49-26 21 0 31 17 33 24 7 14 8 29 8 49 0 14 0 37-10 53-9 16-23 25-42 25-27 0-50-20-57-44 1 2 2 2 7 2 13 0 19-10 19-19 0-10-6-19-19-19-6 0-19 2-19 20 0 34 26 71 70 71 45 0 85-37 85-86z">
            <text:p/>
          </draw:path>
          <draw:polygon draw:style-name="gr15" draw:text-style-name="P10" draw:layer="layout" svg:width="0.102cm" svg:height="0.022cm" svg:x="9.368cm" svg:y="7.754cm" svg:viewBox="0 0 103 23" draw:points="103,23 103,0 0,0 0,23">
            <text:p/>
          </draw:polygon>
          <draw:path draw:style-name="gr15" draw:text-style-name="P10" draw:layer="layout" svg:width="0.195cm" svg:height="0.171cm" svg:x="9.504cm" svg:y="7.678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7 0 31 2 31 22z">
            <text:p/>
          </draw:path>
          <draw:path draw:style-name="gr15" draw:text-style-name="P10" draw:layer="layout" svg:width="0.172cm" svg:height="0.177cm" svg:x="9.717cm" svg:y="7.676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15" draw:text-style-name="P10" draw:layer="layout" svg:width="0.19cm" svg:height="0.273cm" svg:x="9.922cm" svg:y="7.58cm" svg:viewBox="0 0 191 274" svg:d="M134 248v26l57-4v-12c-26 0-29-4-29-22v-236l-56 4v13c27 0 29 2 29 22v83c-11-14-27-24-48-24-46 0-87 38-87 88s38 88 82 88c26 0 42-13 52-26zM134 144v79c0 8 0 8-4 15-11 18-29 27-45 27-18 0-32-10-41-25-11-15-12-37-12-54 0-14 1-37 12-55 9-12 23-24 44-24 14 0 30 5 42 23 4 6 4 8 4 14z">
            <text:p/>
          </draw:path>
          <draw:path draw:style-name="gr15" draw:text-style-name="P10" draw:layer="layout" svg:width="0.15cm" svg:height="0.177cm" svg:x="10.134cm" svg:y="7.676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15" draw:text-style-name="P10" draw:layer="layout" svg:width="0.177cm" svg:height="0.255cm" svg:x="10.434cm" svg:y="7.674cm" svg:viewBox="0 0 178 256" svg:d="M76 109c-34 0-34-39-34-47 0-11 0-23 6-33 3-5 11-16 28-16 33 0 33 39 33 48 0 11 0 23-6 33-3 4-12 15-27 15zM31 124c0-1 0-11 6-18 15 11 31 12 39 12 36 0 63-27 63-56 0-15-7-29-17-38 14-13 29-15 35-15 1 0 4 0 5 0-5 2-7 5-7 11s6 11 11 11c4 0 12-3 12-12 0-7-5-19-20-19-7 0-25 2-41 19-17-13-33-15-41-15-36 0-64 27-64 57 0 17 9 31 19 40-6 6-12 19-12 32 0 12 5 27 17 34-24 7-36 25-36 40 0 27 38 49 86 49 46 0 87-19 87-50 0-13-6-33-26-44-21-11-44-11-67-11-10 0-26 0-29 0-13-2-20-15-20-27zM87 247c-40 0-67-20-67-40 0-18 15-33 32-34h23c34 0 77 0 77 34 0 21-28 40-65 40z">
            <text:p/>
          </draw:path>
          <draw:path draw:style-name="gr15" draw:text-style-name="P10" draw:layer="layout" svg:width="0.13cm" svg:height="0.171cm" svg:x="10.626cm" svg:y="7.678cm" svg:viewBox="0 0 131 172" svg:d="M54 43v-43l-54 4v13c27 0 31 2 31 22v103c0 18-5 18-31 18v12c15 0 33-1 44-1 16 0 34 0 49 1v-12h-7c-29 0-30-5-30-18v-61c0-38 17-72 46-72 2 0 4 0 5 0-1 0-9 5-9 15 0 11 8 17 16 17 7 0 17-5 17-17 0-13-12-24-29-24-28 0-43 26-48 43z">
            <text:p/>
          </draw:path>
          <draw:path draw:style-name="gr15" draw:text-style-name="P10" draw:layer="layout" svg:width="0.174cm" svg:height="0.177cm" svg:x="10.782cm" svg:y="7.676cm" svg:viewBox="0 0 175 178" svg:d="M113 145c1 16 12 32 30 32 9 0 32-5 32-37v-22h-9v22c0 22-10 25-14 25-13 0-15-18-15-20v-78c0-16 0-31-14-46-15-14-34-21-53-21-32 0-59 19-59 44 0 12 8 19 19 19 10 0 17-8 17-19 0-4-2-18-20-18 10-13 30-17 42-17 19 0 41 15 41 49v15c-20 1-46 2-72 14-28 13-38 33-38 51 0 30 37 40 63 40 25 0 43-15 50-33zM110 81v39c0 37-28 51-45 51-19 0-35-15-35-35s16-52 80-55z">
            <text:p/>
          </draw:path>
          <draw:path draw:style-name="gr15" draw:text-style-name="P10" draw:layer="layout" svg:width="0.19cm" svg:height="0.247cm" svg:x="10.97cm" svg:y="7.678cm" svg:viewBox="0 0 191 248" svg:d="M56 25v-25l-56 4v13c27 0 31 2 31 18v183c0 18-5 18-31 18v12c13-1 33-3 44-3 10 0 30 2 44 3v-12c-26 0-31 0-31-18v-66-3c2 6 19 27 47 27 48 0 87-38 87-88 0-49-37-88-81-88-30 0-46 18-54 25zM57 128v-87c11-20 31-31 51-31 27 0 51 34 51 78 0 47-27 79-56 79-15 0-30-7-40-23-6-9-6-9-6-16z">
            <text:p/>
          </draw:path>
          <draw:path draw:style-name="gr15" draw:text-style-name="P10" draw:layer="layout" svg:width="0.195cm" svg:height="0.269cm" svg:x="11.186cm" svg:y="7.58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7 0 31 2 31 22z">
            <text:p/>
          </draw:path>
          <draw:path draw:style-name="gr15" draw:text-style-name="P10" draw:layer="layout" svg:width="0.086cm" svg:height="0.269cm" svg:x="11.399cm" svg:y="7.58cm" svg:viewBox="0 0 87 270" svg:d="M56 0l-56 4v13c27 0 31 2 31 22v201c0 18-5 18-31 18v12c13 0 34-1 44-1 9 0 29 1 43 1v-12c-27 0-31 0-31-18z">
            <text:p/>
          </draw:path>
          <draw:path draw:style-name="gr15" draw:text-style-name="P10" draw:layer="layout" svg:width="0.15cm" svg:height="0.177cm" svg:x="11.505cm" svg:y="7.676cm" svg:viewBox="0 0 151 178" svg:d="M33 76c2-57 35-67 48-67 40 0 44 53 44 67zM32 85h109c9 0 10 0 10-9 0-39-21-76-70-76-45 0-81 40-81 89 0 52 41 89 86 89 47 0 65-43 65-50 0-4-4-5-6-5-3 0-3 2-4 6-15 39-49 39-53 39-20 0-35-11-44-25-12-19-12-45-12-58z">
            <text:p/>
          </draw:path>
          <draw:path draw:style-name="gr15" draw:text-style-name="P10" draw:layer="layout" svg:width="0.121cm" svg:height="0.242cm" svg:x="11.672cm" svg:y="7.611cm" svg:viewBox="0 0 122 243" svg:d="M60 84h55v-12h-55v-72h-9c-2 32-13 74-51 75v9h33v106c0 49 36 53 51 53 27 0 38-27 38-53v-22h-10v22c0 29-11 43-26 43-26 0-26-35-26-41z">
            <text:p/>
          </draw:path>
          <draw:path draw:style-name="gr15" draw:text-style-name="P10" draw:layer="layout" svg:width="0.127cm" svg:height="0.177cm" svg:x="11.827cm" svg:y="7.676cm" svg:viewBox="0 0 128 178" svg:d="M68 99c9 1 41 8 41 35 0 20-13 37-44 37-33 0-47-24-54-57-1-4-2-6-6-6-5 0-5 3-5 10v51c0 7 0 9 4 9 3 0 3 0 10-7 0 0 0-2 8-9 16 16 34 16 43 16 45 0 63-25 63-54 0-21-13-32-17-36-13-13-27-16-44-19-22-4-48-10-48-32 0-14 10-29 44-29 43 0 44 35 45 47 1 3 4 3 4 3 6 0 6-2 6-10v-39c0-7 0-9-5-9-2 0-2 0-7 4-2 3-6 6-7 7-14-11-31-11-36-11-49 0-63 26-63 47 0 15 7 26 16 34 14 10 25 13 52 18z">
            <text:p/>
          </draw:path>
        </draw:g>
        <draw:g>
          <svg:title>TexMaths</svg:title>
          <svg:desc>14§display§0§svg§600§FALSE§</svg:desc>
          <draw:polygon draw:style-name="gr14" draw:text-style-name="P9" draw:layer="layout" svg:width="0.245cm" svg:height="0.317cm" svg:x="2.163cm" svg:y="6.441cm" svg:viewBox="0 0 246 318" draw:points="123,318 0,318 0,0 246,0 246,318">
            <text:p/>
          </draw:polygon>
          <draw:path draw:style-name="gr15" draw:text-style-name="P10" draw:layer="layout" svg:width="0.207cm" svg:height="0.339cm" svg:x="2.183cm" svg:y="6.43cm" svg:viewBox="0 0 208 340" svg:d="M208 171c0-39-3-79-19-115-23-48-63-56-84-56-31 0-66 13-87 59-15 33-18 73-18 112 0 37 1 81 22 119 21 40 58 50 81 50 27 0 65-11 87-57 15-34 18-73 18-112zM103 329c-18 0-47-13-57-60-5-30-5-75-5-104 0-32 0-64 4-91 10-59 46-63 58-63 17 0 49 9 59 58 6 28 6 65 6 96 0 36 0 70-6 102-8 46-36 62-59 62z">
            <text:p/>
          </draw:path>
        </draw:g>
        <draw:frame draw:style-name="gr16" draw:text-style-name="P1" draw:layer="layout" svg:width="2.758cm" svg:height="0.347cm" svg:x="1.27cm" svg:y="4.081cm">
          <draw:image xlink:href="Pictures/10000000000002550000004B0EDEA582571DF8AC.png" xlink:type="simple" xlink:show="embed" xlink:actuate="onLoad">
            <text:p/>
          </draw:image>
          <svg:title>TexMaths</svg:title>
          <svg:desc>11§latex§2-node graphlets§png§600§FALSE§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729fc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5:26:35.979062007</meta:creation-date>
    <dc:date>2018-09-06T16:34:44.497693832</dc:date>
    <meta:editing-duration>PT19M32S</meta:editing-duration>
    <meta:editing-cycles>8</meta:editing-cycles>
    <meta:generator>LibreOffice/5.1.6.2$Linux_X86_64 LibreOffice_project/10m0$Build-2</meta:generator>
    <meta:document-statistic meta:object-count="479"/>
  </office:meta>
</office:document-meta>
</file>